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3B000000C3A05F4B2B.jpg"/>
  <manifest:file-entry manifest:media-type="image/jpeg" manifest:full-path="Pictures/100000000000009D0000001C3A6CF99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2" svg:font-family="Calibri, sans-serif"/>
    <style:font-face style:name="Mangal2" svg:font-family="Mangal"/>
    <style:font-face style:name="Theczyk 2010" svg:font-family="'Theczyk 2010'"/>
    <style:font-face style:name="TimesNewRomanPSMT" svg:font-family="TimesNewRomanPSMT" style:font-family-generic="roman"/>
    <style:font-face style:name="Calibri1" svg:font-family="Calibri" style:font-family-generic="swiss"/>
    <style:font-face style:name="Mangal1"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7.492cm" fo:margin-left="0.132cm" table:align="left" style:writing-mode="lr-tb"/>
    </style:style>
    <style:style style:name="Tabelle1.A" style:family="table-column">
      <style:table-column-properties style:column-width="6.193cm"/>
    </style:style>
    <style:style style:name="Tabelle1.B" style:family="table-column">
      <style:table-column-properties style:column-width="11.299cm"/>
    </style:style>
    <style:style style:name="Tabelle1.1" style:family="table-row">
      <style:table-row-properties style:row-height="1.018cm" style:keep-together="true" fo:keep-together="auto"/>
    </style:style>
    <style:style style:name="Tabelle1.A1" style:family="table-cell">
      <style:table-cell-properties style:vertical-align="top" fo:background-color="#003399" fo:padding="0cm" fo:border="0.018cm solid #000000" style:writing-mode="lr-tb">
        <style:background-image/>
      </style:table-cell-properties>
    </style:style>
    <style:style style:name="Tabelle1.2" style:family="table-row">
      <style:table-row-properties style:row-height="2.161cm" style:keep-together="true" fo:keep-together="auto"/>
    </style:style>
    <style:style style:name="Tabelle1.A2" style:family="table-cell">
      <style:table-cell-properties style:vertical-align="top" fo:padding="0cm" fo:border-left="0.018cm solid #000000" fo:border-right="none" fo:border-top="0.018cm solid #000000" fo:border-bottom="0.018cm solid #000000" style:writing-mode="lr-tb"/>
    </style:style>
    <style:style style:name="Tabelle1.B2" style:family="table-cell">
      <style:table-cell-properties style:vertical-align="top" fo:padding="0cm" fo:border="0.018cm solid #000000" style:writing-mode="lr-tb"/>
    </style:style>
    <style:style style:name="Tabelle1.3" style:family="table-row">
      <style:table-row-properties style:row-height="1.337cm" style:keep-together="true" fo:keep-together="auto"/>
    </style:style>
    <style:style style:name="Tabelle1.4" style:family="table-row">
      <style:table-row-properties style:row-height="3.134cm" style:keep-together="true" fo:keep-together="auto"/>
    </style:style>
    <style:style style:name="Tabelle1.6" style:family="table-row">
      <style:table-row-properties style:row-height="1.173cm" style:keep-together="true" fo:keep-together="auto"/>
    </style:style>
    <style:style style:name="Tabelle2" style:family="table">
      <style:table-properties style:width="17.492cm" fo:margin-left="0.132cm" table:align="left" style:writing-mode="lr-tb"/>
    </style:style>
    <style:style style:name="Tabelle2.A" style:family="table-column">
      <style:table-column-properties style:column-width="6.193cm"/>
    </style:style>
    <style:style style:name="Tabelle2.B" style:family="table-column">
      <style:table-column-properties style:column-width="11.299cm"/>
    </style:style>
    <style:style style:name="Tabelle2.1" style:family="table-row">
      <style:table-row-properties style:row-height="0.878cm" style:keep-together="true" fo:keep-together="auto"/>
    </style:style>
    <style:style style:name="Tabelle2.A1" style:family="table-cell">
      <style:table-cell-properties style:vertical-align="top" fo:background-color="#f29400" fo:padding="0cm" fo:border="0.018cm solid #000000" style:writing-mode="lr-tb">
        <style:background-image/>
      </style:table-cell-properties>
    </style:style>
    <style:style style:name="Tabelle2.2" style:family="table-row">
      <style:table-row-properties style:row-height="3.695cm" style:keep-together="true" fo:keep-together="auto"/>
    </style:style>
    <style:style style:name="Tabelle2.A2" style:family="table-cell">
      <style:table-cell-properties style:vertical-align="top" fo:padding="0cm" fo:border-left="0.018cm solid #000000" fo:border-right="none" fo:border-top="0.018cm solid #000000" fo:border-bottom="0.018cm solid #000000" style:writing-mode="lr-tb"/>
    </style:style>
    <style:style style:name="Tabelle2.B2" style:family="table-cell">
      <style:table-cell-properties style:vertical-align="top" fo:padding="0cm" fo:border="0.018cm solid #000000" style:writing-mode="lr-tb"/>
    </style:style>
    <style:style style:name="Tabelle2.3" style:family="table-row">
      <style:table-row-properties style:row-height="1.471cm" style:keep-together="true" fo:keep-together="auto"/>
    </style:style>
    <style:style style:name="Tabelle2.4" style:family="table-row">
      <style:table-row-properties style:row-height="2.752cm" style:keep-together="true" fo:keep-together="auto"/>
    </style:style>
    <style:style style:name="Tabelle2.6" style:family="table-row">
      <style:table-row-properties style:row-height="7.026cm" style:keep-together="true" fo:keep-together="auto"/>
    </style:style>
    <style:style style:name="Tabelle3" style:family="table">
      <style:table-properties style:width="17.492cm" fo:margin-left="0.132cm" table:align="left" style:writing-mode="lr-tb"/>
    </style:style>
    <style:style style:name="Tabelle3.A" style:family="table-column">
      <style:table-column-properties style:column-width="6.165cm"/>
    </style:style>
    <style:style style:name="Tabelle3.B" style:family="table-column">
      <style:table-column-properties style:column-width="11.328cm"/>
    </style:style>
    <style:style style:name="Tabelle3.1" style:family="table-row">
      <style:table-row-properties style:row-height="0.917cm" style:keep-together="true" fo:keep-together="auto"/>
    </style:style>
    <style:style style:name="Tabelle3.A1" style:family="table-cell">
      <style:table-cell-properties style:vertical-align="top" fo:background-color="#008651" fo:padding="0cm" fo:border="0.018cm solid #000000" style:writing-mode="lr-tb">
        <style:background-image/>
      </style:table-cell-properties>
    </style:style>
    <style:style style:name="Tabelle3.2" style:family="table-row">
      <style:table-row-properties style:row-height="2.692cm" style:keep-together="true" fo:keep-together="auto"/>
    </style:style>
    <style:style style:name="Tabelle3.A2" style:family="table-cell">
      <style:table-cell-properties style:vertical-align="top" fo:padding="0cm" fo:border-left="0.018cm solid #000000" fo:border-right="none" fo:border-top="0.018cm solid #000000" fo:border-bottom="0.018cm solid #000000" style:writing-mode="lr-tb"/>
    </style:style>
    <style:style style:name="Tabelle3.B2" style:family="table-cell">
      <style:table-cell-properties style:vertical-align="top" fo:padding="0cm" fo:border="0.018cm solid #000000" style:writing-mode="lr-tb"/>
    </style:style>
    <style:style style:name="Tabelle3.3" style:family="table-row">
      <style:table-row-properties style:row-height="5.505cm" style:keep-together="true" fo:keep-together="auto"/>
    </style:style>
    <style:style style:name="Tabelle3.4" style:family="table-row">
      <style:table-row-properties style:row-height="7.034cm" style:keep-together="true" fo:keep-together="auto"/>
    </style:style>
    <style:style style:name="Tabelle3.5" style:family="table-row">
      <style:table-row-properties style:row-height="4.983cm" style:keep-together="true" fo:keep-together="auto"/>
    </style:style>
    <style:style style:name="Tabelle3.6" style:family="table-row">
      <style:table-row-properties style:row-height="7.495cm" style:keep-together="true" fo:keep-together="auto"/>
    </style:style>
    <style:style style:name="Tabelle3.7" style:family="table-row">
      <style:table-row-properties style:row-height="3.978cm" style:keep-together="true" fo:keep-together="auto"/>
    </style:style>
    <style:style style:name="Tabelle3.8" style:family="table-row">
      <style:table-row-properties style:row-height="7.535cm" style:keep-together="true" fo:keep-together="auto"/>
    </style:style>
    <style:style style:name="Tabelle4" style:family="table">
      <style:table-properties style:width="17.492cm" fo:margin-left="0.132cm" table:align="left" style:writing-mode="lr-tb"/>
    </style:style>
    <style:style style:name="Tabelle4.A" style:family="table-column">
      <style:table-column-properties style:column-width="6.193cm"/>
    </style:style>
    <style:style style:name="Tabelle4.B" style:family="table-column">
      <style:table-column-properties style:column-width="11.299cm"/>
    </style:style>
    <style:style style:name="Tabelle4.1" style:family="table-row">
      <style:table-row-properties style:row-height="0.917cm" style:keep-together="true" fo:keep-together="auto"/>
    </style:style>
    <style:style style:name="Tabelle4.A1" style:family="table-cell">
      <style:table-cell-properties style:vertical-align="top" fo:background-color="#2c82ff" fo:padding="0cm" fo:border="0.018cm solid #000000" style:writing-mode="lr-tb">
        <style:background-image/>
      </style:table-cell-properties>
    </style:style>
    <style:style style:name="Tabelle4.2" style:family="table-row">
      <style:table-row-properties style:row-height="5.027cm" style:keep-together="true" fo:keep-together="auto"/>
    </style:style>
    <style:style style:name="Tabelle4.A2" style:family="table-cell">
      <style:table-cell-properties style:vertical-align="top" fo:padding="0cm" fo:border-left="0.018cm solid #000000" fo:border-right="none" fo:border-top="0.018cm solid #000000" fo:border-bottom="0.018cm solid #000000" style:writing-mode="lr-tb"/>
    </style:style>
    <style:style style:name="Tabelle4.B2" style:family="table-cell">
      <style:table-cell-properties style:vertical-align="top" fo:padding="0cm" fo:border="0.018cm solid #000000" style:writing-mode="lr-tb"/>
    </style:style>
    <style:style style:name="P1" style:family="paragraph" style:parent-style-name="Standard">
      <style:paragraph-properties fo:line-height="0.353cm"/>
      <style:text-properties fo:font-size="10pt" fo:language="zxx" fo:country="none" style:font-size-asian="10pt" style:language-asian="zxx" style:country-asian="none" style:font-size-complex="10pt"/>
    </style:style>
    <style:style style:name="P2" style:family="paragraph" style:parent-style-name="Standard">
      <style:paragraph-properties fo:line-height="0.353cm"/>
      <style:text-properties fo:font-size="10pt" style:font-size-asian="10pt" style:font-size-complex="10pt"/>
    </style:style>
    <style:style style:name="P3" style:family="paragraph" style:parent-style-name="Standard">
      <style:paragraph-properties fo:line-height="0.353cm"/>
      <style:text-properties fo:font-size="10pt" fo:language="de" fo:country="DE" style:font-size-asian="10pt" style:font-size-complex="10pt"/>
    </style:style>
    <style:style style:name="P4" style:family="paragraph" style:parent-style-name="Standard">
      <style:paragraph-properties style:snap-to-layout-grid="false"/>
      <style:text-properties fo:font-size="12pt" style:font-size-asian="12pt" style:font-size-complex="12pt"/>
    </style:style>
    <style:style style:name="P5" style:family="paragraph" style:parent-style-name="Standard">
      <style:paragraph-properties style:snap-to-layout-grid="false"/>
      <style:text-properties fo:font-size="12pt" fo:language="de" fo:country="DE" style:font-size-asian="12pt" style:font-size-complex="12pt"/>
    </style:style>
    <style:style style:name="P6" style:family="paragraph" style:parent-style-name="Standard">
      <style:paragraph-properties style:snap-to-layout-grid="false"/>
    </style:style>
    <style:style style:name="P7" style:family="paragraph" style:parent-style-name="Standard">
      <style:paragraph-properties style:snap-to-layout-grid="false"/>
      <style:text-properties fo:language="de" fo:country="DE"/>
    </style:style>
    <style:style style:name="P8" style:family="paragraph" style:parent-style-name="Standard">
      <style:paragraph-properties style:snap-to-layout-grid="false"/>
      <style:text-properties fo:color="#000000" fo:font-size="12pt" fo:language="de" fo:country="DE" style:font-name-asian="Times New Roman" style:font-size-asian="12pt" style:language-asian="de" style:country-asian="DE" style:font-name-complex="Segoe UI" style:font-size-complex="12pt"/>
    </style:style>
    <style:style style:name="P9" style:family="paragraph" style:parent-style-name="Standard">
      <style:paragraph-properties fo:margin-top="0.007cm" fo:margin-bottom="0cm" fo:line-height="0.423cm"/>
      <style:text-properties fo:font-size="12pt" style:font-size-asian="12pt" style:font-size-complex="12pt"/>
    </style:style>
    <style:style style:name="P10" style:family="paragraph" style:parent-style-name="Standard">
      <style:paragraph-properties fo:margin-left="2.251cm" fo:margin-right="0.325cm" fo:margin-top="0.088cm" fo:margin-bottom="0cm" fo:text-align="center" style:justify-single-word="false" fo:text-indent="-2.928cm" style:auto-text-indent="false">
        <style:tab-stops>
          <style:tab-stop style:position="17.754cm"/>
        </style:tab-stops>
      </style:paragraph-properties>
    </style:style>
    <style:style style:name="P11" style:family="paragraph" style:parent-style-name="Standard">
      <style:paragraph-properties fo:margin-top="0.009cm" fo:margin-bottom="0cm" fo:line-height="0.176cm"/>
      <style:text-properties fo:font-size="5pt" style:font-size-asian="5pt" style:font-size-complex="5pt"/>
    </style:style>
    <style:style style:name="P12" style:family="paragraph" style:parent-style-name="Standard">
      <style:paragraph-properties fo:margin-top="0.012cm" fo:margin-bottom="0cm" fo:line-height="0.353cm"/>
      <style:text-properties fo:font-size="10pt" fo:language="de" fo:country="DE" style:font-size-asian="10pt" style:font-size-complex="10pt"/>
    </style:style>
    <style:style style:name="P13" style:family="paragraph" style:parent-style-name="Standard">
      <style:paragraph-properties fo:margin-top="0.021cm" fo:margin-bottom="0cm" fo:line-height="0.494cm"/>
      <style:text-properties fo:font-size="14pt" fo:language="de" fo:country="DE" style:font-size-asian="14pt" style:font-size-complex="14pt"/>
    </style:style>
    <style:style style:name="P14" style:family="paragraph" style:parent-style-name="Table_20_Paragraph">
      <style:paragraph-properties fo:margin-left="0.18cm" fo:margin-right="0cm" fo:text-indent="0cm" style:auto-text-indent="false"/>
    </style:style>
    <style:style style:name="P15" style:family="paragraph" style:parent-style-name="Table_20_Paragraph">
      <style:paragraph-properties fo:margin-left="0.18cm" fo:margin-right="0cm" fo:line-height="112%" fo:text-indent="0cm" style:auto-text-indent="false"/>
    </style:style>
    <style:style style:name="P16" style:family="paragraph" style:parent-style-name="Table_20_Paragraph">
      <style:paragraph-properties fo:margin-left="0.18cm" fo:margin-right="0cm" fo:margin-top="0.212cm" fo:margin-bottom="0.212cm" fo:line-height="0.51cm" fo:text-indent="0cm" style:auto-text-indent="false" style:snap-to-layout-grid="false"/>
    </style:style>
    <style:style style:name="P17" style:family="paragraph" style:parent-style-name="Table_20_Paragraph">
      <style:paragraph-properties fo:margin-left="0.18cm" fo:margin-right="0cm" fo:margin-top="0.212cm" fo:margin-bottom="0.212cm" fo:text-indent="0cm" style:auto-text-indent="false" style:snap-to-layout-grid="false"/>
    </style:style>
    <style:style style:name="P18" style:family="paragraph" style:parent-style-name="Table_20_Paragraph">
      <style:paragraph-properties fo:margin-top="0.028cm" fo:margin-bottom="0cm" fo:line-height="0.388cm" style:snap-to-layout-grid="false"/>
    </style:style>
    <style:style style:name="P19" style:family="paragraph" style:parent-style-name="Table_20_Paragraph">
      <style:paragraph-properties fo:margin-top="0.028cm" fo:margin-bottom="0cm" fo:line-height="0.388cm" style:snap-to-layout-grid="false"/>
      <style:text-properties fo:language="de" fo:country="DE"/>
    </style:style>
    <style:style style:name="P20" style:family="paragraph" style:parent-style-name="Table_20_Paragraph">
      <style:paragraph-properties fo:margin-top="0.034cm" fo:margin-bottom="0cm" fo:line-height="0.388cm" style:snap-to-layout-grid="false"/>
    </style:style>
    <style:style style:name="P21" style:family="paragraph" style:parent-style-name="Table_20_Paragraph">
      <style:paragraph-properties fo:margin-top="0.034cm" fo:margin-bottom="0cm" fo:line-height="0.388cm"/>
      <style:text-properties style:font-name="Verdana" fo:letter-spacing="-0.002cm" style:font-name-asian="Verdana" style:font-name-complex="Verdana"/>
    </style:style>
    <style:style style:name="P22" style:family="paragraph" style:parent-style-name="Table_20_Paragraph">
      <style:paragraph-properties fo:margin-top="0.034cm" fo:margin-bottom="0cm" fo:line-height="0.388cm" style:snap-to-layout-grid="false"/>
      <style:text-properties style:font-name="Verdana" fo:letter-spacing="-0.002cm" style:font-name-asian="Verdana" style:font-name-complex="Verdana"/>
    </style:style>
    <style:style style:name="P23" style:family="paragraph" style:parent-style-name="Table_20_Paragraph">
      <style:paragraph-properties fo:margin-left="0.18cm" fo:margin-right="0.139cm" fo:text-indent="0cm" style:auto-text-indent="false"/>
    </style:style>
    <style:style style:name="P24" style:family="paragraph" style:parent-style-name="Table_20_Paragraph">
      <style:paragraph-properties fo:margin-left="0.18cm" fo:margin-right="0.139cm" fo:line-height="115%" fo:text-indent="0cm" style:auto-text-indent="false"/>
    </style:style>
    <style:style style:name="P25" style:family="paragraph" style:parent-style-name="Table_20_Paragraph">
      <style:paragraph-properties fo:margin-left="0.18cm" fo:margin-right="0.864cm" fo:text-indent="0cm" style:auto-text-indent="false"/>
    </style:style>
    <style:style style:name="P26" style:family="paragraph" style:parent-style-name="Table_20_Paragraph">
      <style:paragraph-properties fo:margin-left="0.18cm" fo:margin-right="0.24cm" fo:text-indent="0cm" style:auto-text-indent="false"/>
    </style:style>
    <style:style style:name="P27" style:family="paragraph" style:parent-style-name="Table_20_Paragraph">
      <style:paragraph-properties fo:margin-left="0.18cm" fo:margin-right="0.513cm" fo:text-indent="0cm" style:auto-text-indent="false"/>
    </style:style>
    <style:style style:name="P28" style:family="paragraph" style:parent-style-name="Table_20_Paragraph">
      <style:paragraph-properties fo:margin-left="0.18cm" fo:margin-right="0.393cm" fo:text-indent="0cm" style:auto-text-indent="false"/>
    </style:style>
    <style:style style:name="P29" style:family="paragraph" style:parent-style-name="Table_20_Paragraph">
      <style:paragraph-properties fo:margin-left="0.18cm" fo:margin-right="0.833cm" fo:line-height="115%" fo:text-indent="0cm" style:auto-text-indent="false"/>
    </style:style>
    <style:style style:name="P30" style:family="paragraph" style:parent-style-name="Table_20_Paragraph">
      <style:paragraph-properties fo:margin-left="0.18cm" fo:margin-right="1.196cm" fo:line-height="112%" fo:text-indent="0cm" style:auto-text-indent="false"/>
    </style:style>
    <style:style style:name="P31" style:family="paragraph" style:parent-style-name="Table_20_Paragraph">
      <style:paragraph-properties fo:margin-left="0.18cm" fo:margin-right="0.686cm" fo:line-height="115%" fo:text-indent="0cm" style:auto-text-indent="false"/>
    </style:style>
    <style:style style:name="P32" style:family="paragraph" style:parent-style-name="Table_20_Paragraph">
      <style:paragraph-properties fo:margin-left="0.18cm" fo:margin-right="0.28cm" fo:line-height="112%" fo:text-indent="0cm" style:auto-text-indent="false"/>
    </style:style>
    <style:style style:name="P33" style:family="paragraph" style:parent-style-name="Table_20_Paragraph">
      <style:paragraph-properties fo:margin-left="0.18cm" fo:margin-right="0.272cm" fo:line-height="115%" fo:text-indent="0cm" style:auto-text-indent="false"/>
    </style:style>
    <style:style style:name="P34" style:family="paragraph" style:parent-style-name="Text_20_body">
      <style:paragraph-properties fo:margin-left="0.374cm" fo:margin-right="0.753cm" fo:line-height="115%" fo:text-indent="0cm" style:auto-text-indent="false"/>
    </style:style>
    <style:style style:name="P35" style:family="paragraph" style:parent-style-name="Text_20_body">
      <style:paragraph-properties fo:margin-left="0.374cm" fo:margin-right="0.753cm" fo:line-height="115%" fo:text-indent="0cm" style:auto-text-indent="false"/>
      <style:text-properties fo:letter-spacing="-0.002cm" fo:language="de" fo:country="DE"/>
    </style:style>
    <style:style style:name="P36" style:family="paragraph" style:parent-style-name="Standard">
      <style:paragraph-properties style:snap-to-layout-grid="false"/>
      <style:text-properties fo:font-size="10pt" style:font-size-asian="10pt" style:font-size-complex="10pt"/>
    </style:style>
    <style:style style:name="P37" style:family="paragraph" style:parent-style-name="Standard">
      <style:paragraph-properties style:snap-to-layout-grid="false"/>
      <style:text-properties fo:font-size="10pt" fo:language="de" fo:country="DE" style:font-size-asian="10pt" style:font-size-complex="10pt"/>
    </style:style>
    <style:style style:name="P38" style:family="paragraph" style:parent-style-name="Standard">
      <style:paragraph-properties style:snap-to-layout-grid="false"/>
      <style:text-properties fo:language="de" fo:country="DE"/>
    </style:style>
    <style:style style:name="P39" style:family="paragraph" style:parent-style-name="Standard">
      <style:paragraph-properties style:snap-to-layout-grid="false"/>
    </style:style>
    <style:style style:name="P40" style:family="paragraph" style:parent-style-name="Standard" style:list-style-name="">
      <style:paragraph-properties fo:text-align="start" style:justify-single-word="false" style:text-autospace="none"/>
      <style:text-properties style:font-name="Calibri1" fo:font-size="11pt" style:font-name-asian="Calibri1" style:font-size-asian="11pt" style:font-name-complex="Calibri1" style:font-size-complex="11pt"/>
    </style:style>
    <style:style style:name="P41" style:family="paragraph" style:parent-style-name="Standard">
      <style:paragraph-properties style:snap-to-layout-grid="false"/>
      <style:text-properties style:font-name="Calibri1" fo:font-size="11pt" fo:language="de" fo:country="DE" style:font-name-asian="Calibri1" style:font-size-asian="11pt" style:font-name-complex="Calibri1" style:font-size-complex="11pt"/>
    </style:style>
    <style:style style:name="P42" style:family="paragraph" style:parent-style-name="Standard" style:list-style-name="">
      <style:paragraph-properties fo:text-align="start" style:justify-single-word="false" style:text-autospace="none"/>
    </style:style>
    <style:style style:name="P43" style:family="paragraph" style:parent-style-name="Standard">
      <style:paragraph-properties style:snap-to-layout-grid="false"/>
      <style:text-properties fo:font-size="8pt" style:font-size-asian="8pt" style:font-size-complex="8pt"/>
    </style:style>
    <style:style style:name="P44" style:family="paragraph" style:parent-style-name="Standard">
      <style:paragraph-properties style:snap-to-layout-grid="false"/>
      <style:text-properties fo:font-size="9pt" fo:language="de" fo:country="DE" style:font-size-asian="9pt" style:font-size-complex="9pt"/>
    </style:style>
    <style:style style:name="P45" style:family="paragraph" style:parent-style-name="Standard">
      <style:paragraph-properties style:snap-to-layout-grid="false"/>
      <style:text-properties fo:font-size="9pt" style:font-size-asian="9pt" style:font-size-complex="9pt"/>
    </style:style>
    <style:style style:name="P46" style:family="paragraph" style:parent-style-name="Standard">
      <style:paragraph-properties style:snap-to-layout-grid="false"/>
      <style:text-properties fo:font-size="11pt" fo:language="de" fo:country="DE" style:font-size-asian="11pt" style:font-size-complex="11pt"/>
    </style:style>
    <style:style style:name="P47" style:family="paragraph" style:parent-style-name="Standard" style:master-page-name="Standard">
      <style:paragraph-properties fo:margin-top="0.007cm" fo:margin-bottom="0cm" fo:line-height="0.265cm" style:page-number="auto"/>
      <style:text-properties fo:font-size="7.5pt" style:font-size-asian="7.5pt" style:font-size-complex="7.5pt"/>
    </style:style>
    <style:style style:name="P48" style:family="paragraph" style:parent-style-name="Text_20_body" style:list-style-name="">
      <style:paragraph-properties style:text-autospace="none" style:snap-to-layout-grid="false"/>
      <style:text-properties style:font-name="Calibri2" fo:font-size="9pt" fo:language="de" fo:country="DE" style:text-underline-style="solid" style:text-underline-width="auto" style:text-underline-color="font-color" fo:font-weight="bold" style:font-size-asian="9pt" style:font-weight-asian="bold" style:font-size-complex="9pt" style:font-weight-complex="bold"/>
    </style:style>
    <style:style style:name="T1" style:family="text">
      <style:text-properties fo:letter-spacing="-0.002cm"/>
    </style:style>
    <style:style style:name="T2" style:family="text">
      <style:text-properties style:font-name="Verdana" fo:font-size="20pt" fo:letter-spacing="-0.002cm" fo:font-weight="bold" style:font-name-asian="Verdana" style:font-size-asian="20pt" style:font-weight-asian="bold" style:font-name-complex="Verdana" style:font-size-complex="14pt" style:font-weight-complex="bold"/>
    </style:style>
    <style:style style:name="T3" style:family="text">
      <style:text-properties style:font-name="Verdana" fo:font-size="20pt" fo:font-weight="bold" style:font-name-asian="Verdana" style:font-size-asian="20pt" style:font-weight-asian="bold" style:font-name-complex="Verdana" style:font-size-complex="14pt" style:font-weight-complex="bold"/>
    </style:style>
    <style:style style:name="T4" style:family="text">
      <style:text-properties style:font-name="Verdana" fo:font-size="20pt" fo:letter-spacing="-0.005cm" fo:font-weight="bold" style:font-name-asian="Verdana" style:font-size-asian="20pt" style:font-weight-asian="bold" style:font-name-complex="Verdana" style:font-size-complex="14pt" style:font-weight-complex="bold"/>
    </style:style>
    <style:style style:name="T5" style:family="text">
      <style:text-properties style:font-name="Verdana" fo:font-size="12pt" fo:letter-spacing="-0.002cm" fo:font-weight="bold" style:font-name-asian="Verdana" style:font-size-asian="12pt" style:font-weight-asian="bold" style:font-name-complex="Verdana" style:font-size-complex="12pt" style:font-weight-complex="bold"/>
    </style:style>
    <style:style style:name="T6" style:family="text">
      <style:text-properties style:font-name="Verdana" fo:font-size="12pt" fo:font-weight="bold" style:font-name-asian="Verdana" style:font-size-asian="12pt" style:font-weight-asian="bold" style:font-name-complex="Verdana" style:font-size-complex="12pt" style:font-weight-complex="bold"/>
    </style:style>
    <style:style style:name="T7" style:family="text">
      <style:text-properties style:font-name="Verdana" style:font-name-asian="Verdana" style:font-name-complex="Verdana"/>
    </style:style>
    <style:style style:name="T8" style:family="text">
      <style:text-properties style:font-name="Verdana" fo:letter-spacing="-0.002cm" style:font-name-asian="Verdana" style:font-name-complex="Verdana"/>
    </style:style>
    <style:style style:name="T9" style:family="text">
      <style:text-properties style:font-name="Verdana" fo:letter-spacing="-0.002cm" fo:language="de" fo:country="DE" style:font-name-asian="Verdana" style:font-name-complex="Verdana"/>
    </style:style>
    <style:style style:name="T10" style:family="text">
      <style:text-properties style:font-name="Verdana" fo:letter-spacing="-0.007cm" style:font-name-asian="Verdana" style:font-name-complex="Verdana"/>
    </style:style>
    <style:style style:name="T11" style:family="text">
      <style:text-properties style:font-name="Verdana" fo:letter-spacing="-0.004cm" style:font-name-asian="Verdana" style:font-name-complex="Verdana"/>
    </style:style>
    <style:style style:name="T12" style:family="text">
      <style:text-properties style:font-name="Verdana" fo:letter-spacing="-0.004cm" fo:language="de" fo:country="DE" style:font-name-asian="Verdana" style:font-name-complex="Verdana"/>
    </style:style>
    <style:style style:name="T13" style:family="text">
      <style:text-properties style:font-name="Verdana" fo:letter-spacing="-0.005cm" style:font-name-asian="Verdana" style:font-name-complex="Verdana"/>
    </style:style>
    <style:style style:name="T14" style:family="text">
      <style:text-properties style:font-name="Verdana" fo:letter-spacing="-0.005cm" fo:language="de" fo:country="DE" style:font-name-asian="Verdana" style:font-name-complex="Verdana"/>
    </style:style>
    <style:style style:name="T15" style:family="text">
      <style:text-properties style:font-name="Verdana" fo:letter-spacing="0.002cm" style:font-name-asian="Verdana" style:font-name-complex="Verdana"/>
    </style:style>
    <style:style style:name="T16" style:family="text">
      <style:text-properties style:font-name="Verdana" fo:letter-spacing="0.002cm" fo:language="de" fo:country="DE" style:font-name-asian="Verdana" style:font-name-complex="Verdana"/>
    </style:style>
    <style:style style:name="T17" style:family="text">
      <style:text-properties style:font-name="Verdana" fo:letter-spacing="0.004cm" style:font-name-asian="Verdana" style:font-name-complex="Verdana"/>
    </style:style>
    <style:style style:name="T18" style:family="text">
      <style:text-properties style:font-name="Verdana" fo:letter-spacing="0.004cm" fo:language="de" fo:country="DE" style:font-name-asian="Verdana" style:font-name-complex="Verdana"/>
    </style:style>
    <style:style style:name="T19" style:family="text">
      <style:text-properties style:font-name="Verdana" fo:language="de" fo:country="DE" style:font-name-asian="Verdana" style:font-name-complex="Verdana"/>
    </style:style>
    <style:style style:name="T20" style:family="text">
      <style:text-properties style:font-name="Verdana" fo:letter-spacing="0.132cm" fo:language="de" fo:country="DE" style:font-name-asian="Verdana" style:font-name-complex="Verdana"/>
    </style:style>
    <style:style style:name="T21" style:family="text">
      <style:text-properties style:font-name="Verdana" fo:letter-spacing="0.005cm" style:font-name-asian="Verdana" style:font-name-complex="Verdana"/>
    </style:style>
    <style:style style:name="T22" style:family="text">
      <style:text-properties fo:letter-spacing="-0.005cm"/>
    </style:style>
    <style:style style:name="T23" style:family="text">
      <style:text-properties fo:font-size="12pt" style:font-size-asian="12pt" style:font-size-complex="12pt"/>
    </style:style>
    <style:style style:name="T24" style:family="text">
      <style:text-properties fo:font-size="12pt" fo:language="de" fo:country="DE" style:font-size-asian="12pt" style:font-size-complex="12pt"/>
    </style:style>
    <style:style style:name="T25" style:family="text">
      <style:text-properties fo:letter-spacing="-0.007cm"/>
    </style:style>
    <style:style style:name="T26" style:family="text">
      <style:text-properties fo:letter-spacing="-0.004cm"/>
    </style:style>
    <style:style style:name="T27" style:family="text">
      <style:text-properties fo:language="de" fo:country="DE"/>
    </style:style>
    <style:style style:name="T28" style:family="text">
      <style:text-properties fo:language="de" fo:country="DE" style:text-underline-style="none"/>
    </style:style>
    <style:style style:name="T29" style:family="text">
      <style:text-properties fo:color="#000000" style:text-underline-style="none"/>
    </style:style>
    <style:style style:name="T30" style:family="text">
      <style:text-properties fo:color="#000000" fo:letter-spacing="-0.004cm" style:text-underline-style="none"/>
    </style:style>
    <style:style style:name="T31" style:family="text">
      <style:text-properties fo:color="#000000" fo:letter-spacing="-0.002cm" style:text-underline-style="none"/>
    </style:style>
    <style:style style:name="T32" style:family="text">
      <style:text-properties fo:color="#000000" fo:letter-spacing="0.002cm" style:text-underline-style="none"/>
    </style:style>
    <style:style style:name="T33" style:family="text">
      <style:text-properties fo:color="#000000" fo:letter-spacing="-0.005cm" style:text-underline-style="none"/>
    </style:style>
    <style:style style:name="T34" style:family="text">
      <style:text-properties fo:color="#000000" fo:language="de" fo:country="DE" style:text-underline-style="none"/>
    </style:style>
    <style:style style:name="T35" style:family="text">
      <style:text-properties fo:color="#000000" style:text-line-through-style="none" fo:language="de" fo:country="DE" style:text-underline-style="none" style:text-blinking="false"/>
    </style:style>
    <style:style style:name="T36" style:family="text">
      <style:text-properties fo:color="#000000" fo:font-size="10.5pt" style:text-underline-style="none" style:font-size-asian="10.5pt" style:font-size-complex="10.5pt"/>
    </style:style>
    <style:style style:name="T37" style:family="text">
      <style:text-properties fo:color="#000000" fo:font-size="10pt" style:text-underline-style="none" style:font-size-asian="10pt" style:font-size-complex="10pt"/>
    </style:style>
    <style:style style:name="T38" style:family="text">
      <style:text-properties fo:color="#000000" fo:font-size="9pt" style:text-underline-style="none" style:font-size-asian="9pt" style:font-size-complex="9pt"/>
    </style:style>
    <style:style style:name="T39" style:family="text">
      <style:text-properties fo:color="#000000" fo:font-size="8pt" style:text-underline-style="none" style:font-size-asian="8pt" style:font-size-complex="8pt"/>
    </style:style>
    <style:style style:name="T40" style:family="text">
      <style:text-properties fo:color="#000000" fo:font-size="7pt" style:text-underline-style="none" style:font-size-asian="7pt" style:font-size-complex="7pt"/>
    </style:style>
    <style:style style:name="T41" style:family="text">
      <style:text-properties fo:color="#ffffff" style:font-name="Verdana" fo:font-size="12pt" fo:font-weight="bold" style:font-name-asian="Verdana" style:font-size-asian="12pt" style:font-weight-asian="bold" style:font-name-complex="Verdana" style:font-size-complex="12pt" style:font-weight-complex="bold"/>
    </style:style>
    <style:style style:name="T42" style:family="text">
      <style:text-properties fo:color="#ffffff" style:font-name="Verdana" fo:font-size="12pt" fo:letter-spacing="-0.002cm" fo:font-weight="bold" style:font-name-asian="Verdana" style:font-size-asian="12pt" style:font-weight-asian="bold" style:font-name-complex="Verdana" style:font-size-complex="12pt" style:font-weight-complex="bold"/>
    </style:style>
    <style:style style:name="T43" style:family="text">
      <style:text-properties fo:color="#ffffff" style:font-name="Verdana" fo:font-size="12pt" fo:letter-spacing="-0.002cm" fo:language="de" fo:country="DE" fo:font-weight="bold" style:font-name-asian="Verdana" style:font-size-asian="12pt" style:font-weight-asian="bold" style:font-name-complex="Verdana" style:font-size-complex="12pt" style:font-weight-complex="bold"/>
    </style:style>
    <style:style style:name="T44" style:family="text">
      <style:text-properties fo:color="#ffffff" style:font-name="Verdana" fo:font-size="12pt" fo:language="de" fo:country="DE" fo:font-weight="bold" style:font-name-asian="Verdana" style:font-size-asian="12pt" style:font-weight-asian="bold" style:font-name-complex="Verdana" style:font-size-complex="12pt" style:font-weight-complex="bold"/>
    </style:style>
    <style:style style:name="T45" style:family="text">
      <style:text-properties fo:color="#ffffff" style:font-name="Verdana" fo:font-size="12pt" fo:letter-spacing="0.002cm" fo:language="de" fo:country="DE" fo:font-weight="bold" style:font-name-asian="Verdana" style:font-size-asian="12pt" style:font-weight-asian="bold" style:font-name-complex="Verdana" style:font-size-complex="12pt" style:font-weight-complex="bold"/>
    </style:style>
    <style:style style:name="T46" style:family="text">
      <style:text-properties fo:color="#ffffff" style:font-name="Verdana" fo:font-size="12pt" fo:letter-spacing="-0.004cm" fo:language="de" fo:country="DE" fo:font-weight="bold" style:font-name-asian="Verdana" style:font-size-asian="12pt" style:font-weight-asian="bold" style:font-name-complex="Verdana" style:font-size-complex="12pt" style:font-weight-complex="bold"/>
    </style:style>
    <style:style style:name="T47" style:family="text">
      <style:text-properties fo:letter-spacing="0.002cm"/>
    </style:style>
    <style:style style:name="T48" style:family="text">
      <style:text-properties fo:color="#ff0000" fo:letter-spacing="-0.002cm" style:text-underline-style="none"/>
    </style:style>
    <style:style style:name="T49" style:family="text">
      <style:text-properties fo:color="#ff0000" style:text-underline-style="none"/>
    </style:style>
    <style:style style:name="T50" style:family="text">
      <style:text-properties fo:color="#ff0000" fo:letter-spacing="-0.004cm" style:text-underline-style="none"/>
    </style:style>
    <style:style style:name="T51" style:family="text">
      <style:text-properties fo:color="#e0152a" fo:letter-spacing="-0.002cm" style:text-underline-style="none"/>
    </style:style>
    <style:style style:name="T52" style:family="text">
      <style:text-properties style:font-name="TimesNewRomanPSMT" fo:font-size="12pt" style:font-name-asian="TimesNewRomanPSMT" style:font-size-asian="12pt" style:font-name-complex="TimesNewRomanPSMT" style:font-size-complex="12pt"/>
    </style:style>
    <style:style style:name="T53" style:family="text">
      <style:text-properties style:font-name="TimesNewRomanPSMT" fo:font-size="12pt" fo:language="de" fo:country="DE" style:font-name-asian="TimesNewRomanPSMT" style:font-size-asian="12pt" style:font-name-complex="TimesNewRomanPSMT" style:font-size-complex="12pt"/>
    </style:style>
    <style:style style:name="T54" style:family="text">
      <style:text-properties style:font-name="TimesNewRomanPSMT" fo:language="de" fo:country="DE" style:font-name-asian="TimesNewRomanPSMT" style:font-name-complex="TimesNewRomanPSMT"/>
    </style:style>
    <style:style style:name="T55" style:family="text">
      <style:text-properties style:font-name="Calibri1" fo:font-size="11pt" style:font-name-asian="Calibri1" style:font-size-asian="11pt" style:font-name-complex="Calibri1" style:font-size-complex="11pt"/>
    </style:style>
    <style:style style:name="T56" style:family="text">
      <style:text-properties style:font-name="Calibri1" fo:font-size="11pt" fo:language="de" fo:country="DE" style:font-name-asian="Calibri1" style:font-size-asian="11pt" style:font-name-complex="Calibri1" style:font-size-complex="11pt"/>
    </style:style>
    <style:style style:name="T57" style:family="text">
      <style:text-properties style:font-name="Calibri1" style:font-name-asian="Calibri1" style:font-size-asian="11pt" style:font-name-complex="Calibri1" style:font-size-complex="11pt"/>
    </style:style>
    <style:style style:name="T58" style:family="text">
      <style:text-properties style:font-name="Calibri1" fo:font-size="9pt" style:font-name-asian="Calibri1" style:font-name-complex="Calibri1"/>
    </style:style>
    <style:style style:name="T59" style:family="text">
      <style:text-properties style:font-name="Calibri1" fo:font-size="9pt" fo:font-weight="normal" style:font-name-asian="Calibri1" style:font-weight-asian="normal" style:font-name-complex="Calibri1" style:font-weight-complex="normal"/>
    </style:style>
    <style:style style:name="T60" style:family="text">
      <style:text-properties style:font-name="Calibri1" fo:font-size="9pt" style:text-underline-style="none" fo:font-weight="normal" style:font-name-asian="Calibri1" style:font-weight-asian="normal" style:font-name-complex="Calibri1" style:font-weight-complex="normal"/>
    </style:style>
    <style:style style:name="T61" style:family="text">
      <style:text-properties style:font-name="Calibri1" style:text-underline-style="none" fo:font-weight="normal" style:font-name-asian="Calibri1" style:font-weight-asian="normal" style:font-name-complex="Calibri1" style:font-weight-complex="normal"/>
    </style:style>
    <style:style style:name="T62" style:family="text">
      <style:text-properties fo:font-size="9pt"/>
    </style:style>
    <style:style style:name="T63" style:family="text">
      <style:text-properties fo:font-size="9pt" fo:font-weight="normal" style:font-weight-asian="normal" style:font-weight-complex="normal"/>
    </style:style>
    <style:style style:name="T64" style:family="text">
      <style:text-properties fo:font-size="9pt" style:text-underline-style="none" fo:font-weight="normal" style:font-weight-asian="normal" style:font-weight-complex="normal"/>
    </style:style>
    <style:style style:name="T65" style:family="text">
      <style:text-properties fo:font-size="11pt" style:font-size-asian="11pt" style:font-size-complex="11pt"/>
    </style:style>
    <style:style style:name="T66" style:family="text">
      <style:text-properties fo:font-weight="normal" style:font-weight-asian="normal" style:font-weight-complex="normal"/>
    </style:style>
    <style:style style:name="T67" style:family="text">
      <style:text-properties style:text-underline-style="none" fo:font-weight="normal" style:font-weight-asian="normal" style:font-weight-complex="normal"/>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10"><text:span text:style-name="T2">201</text:span><text:span text:style-name="T3">5</text:span><text:span text:style-name="T2"> Europea</text:span><text:span text:style-name="T3">n</text:span><text:span text:style-name="T4"> C</text:span><text:span text:style-name="T2">anSat Competitio</text:span><text:span text:style-name="T3">n</text:span><text:span text:style-name="T2"> </text:span></text:p>
      <text:p text:style-name="P10"><text:span text:style-name="T2">Proposa</text:span><text:span text:style-name="T3">l </text:span><text:span text:style-name="T2">For</text:span><text:span text:style-name="T3">m</text:span></text:p>
      <text:p text:style-name="P9"/>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16"><text:span text:style-name="T5">C</text:span><text:span text:style-name="T6">o</text:span><text:span text:style-name="T5">n</text:span><text:span text:style-name="T6">tact D</text:span><text:span text:style-name="T5">e</text:span><text:span text:style-name="T6">ta</text:span><text:span text:style-name="T5">il</text:span><text:span text:style-name="T6">s</text:span></text:p>
          </table:table-cell>
          <table:covered-table-cell/>
        </table:table-row>
        <table:table-row table:style-name="Tabelle1.2">
          <table:table-cell table:style-name="Tabelle1.A2" office:value-type="string">
            <text:p text:style-name="P18"/>
            <text:p text:style-name="P14"><text:span text:style-name="T7">Te</text:span><text:span text:style-name="T8">a</text:span><text:span text:style-name="T7">c</text:span><text:span text:style-name="T8">h</text:span><text:span text:style-name="T7">e</text:span><text:span text:style-name="T10">r</text:span><text:span text:style-name="T7">’s</text:span><text:span text:style-name="T8"> na</text:span><text:span text:style-name="T11">m</text:span><text:span text:style-name="T7">e</text:span><text:span text:style-name="T8"> an</text:span><text:span text:style-name="T7">d</text:span><text:span text:style-name="T11"> </text:span><text:span text:style-name="T13">e</text:span><text:span text:style-name="T7">-</text:span><text:span text:style-name="T11">m</text:span><text:span text:style-name="T8">ai</text:span><text:span text:style-name="T7">l</text:span></text:p>
          </table:table-cell>
          <table:table-cell table:style-name="Tabelle1.B2" office:value-type="string">
            <text:p text:style-name="P6"><text:span text:style-name="T24">Dr. Sylvia Reinhardt (</text:span><text:a xlink:type="simple" xlink:href="mailto:s.reinhardt@fez-berlin.de"><text:span text:style-name="Internet_20_link"><text:span text:style-name="T24">s.reinhardt@fez-berlin.de</text:span></text:span></text:a><text:span text:style-name="T24">),</text:span></text:p>
            <text:p text:style-name="P6"><text:span text:style-name="T24">Steffen Janke (</text:span><text:a xlink:type="simple" xlink:href="mailto:steffen.janke@gmail.com"><text:span text:style-name="Internet_20_link"><text:span text:style-name="T24">steffen.janke@gmail.com</text:span></text:span></text:a><text:span text:style-name="T24">), </text:span></text:p>
            <text:p text:style-name="P6"><text:span text:style-name="T24">Jan Klug (</text:span><text:a xlink:type="simple" xlink:href="mailto:klug.jan@gmail.com"><text:span text:style-name="Internet_20_link"><text:span text:style-name="T24">klug.jan@gmail.com</text:span></text:span></text:a><text:span text:style-name="T24">),</text:span></text:p>
            <text:p text:style-name="P6"><text:span text:style-name="T23">Werner Bachmann (</text:span><text:a xlink:type="simple" xlink:href="mailto:werbachmann@t-online.de"><text:span text:style-name="Internet_20_link"><text:span text:style-name="T23">werbachmann@t-online.de</text:span></text:span></text:a><text:span text:style-name="T23">)</text:span></text:p>
          </table:table-cell>
        </table:table-row>
        <table:table-row table:style-name="Tabelle1.3">
          <table:table-cell table:style-name="Tabelle1.A2" office:value-type="string">
            <text:p text:style-name="P20"/>
            <text:p text:style-name="P14"><text:span text:style-name="T8">Can</text:span><text:span text:style-name="T7">S</text:span><text:span text:style-name="T8">a</text:span><text:span text:style-name="T7">t</text:span><text:span text:style-name="T11"> </text:span><text:span text:style-name="T7">or</text:span><text:span text:style-name="T11"> </text:span><text:span text:style-name="T8">t</text:span><text:span text:style-name="T7">e</text:span><text:span text:style-name="T8">a</text:span><text:span text:style-name="T7">m</text:span><text:span text:style-name="T11"> </text:span><text:span text:style-name="T8">na</text:span><text:span text:style-name="T11">m</text:span><text:span text:style-name="T7">e</text:span></text:p>
          </table:table-cell>
          <table:table-cell table:style-name="Tabelle1.B2" office:value-type="string">
            <text:p text:style-name="P4">spaceclub_berlin</text:p>
          </table:table-cell>
        </table:table-row>
        <table:table-row table:style-name="Tabelle1.4">
          <table:table-cell table:style-name="Tabelle1.A2" office:value-type="string">
            <text:p text:style-name="P22"/>
            <text:p text:style-name="P21"><text:s/>Student’s names and age</text:p>
          </table:table-cell>
          <table:table-cell table:style-name="Tabelle1.B2" office:value-type="string">
            <text:p text:style-name="P4">Christina Nadolsky <text:s/>(17),</text:p>
            <text:p text:style-name="P6"><text:span text:style-name="T23">Nana Reinhardt <text:s/>(18</text:span><text:span text:style-name="T24">),</text:span></text:p>
            <text:p text:style-name="P5">Adrian Melinat <text:s/>(15),</text:p>
            <text:p text:style-name="P5">Jasper Hufschmidt-Morse <text:s/>(16),</text:p>
            <text:p text:style-name="P6"><text:span text:style-name="T24">Yuna Reinhardt </text:span><text:span text:style-name="T24"><text:s/>(16),</text:span></text:p>
            <text:p text:style-name="P4">Christian Staudigl <text:s/>(17),</text:p>
            <text:p text:style-name="P4"/>
          </table:table-cell>
        </table:table-row>
        <table:table-row table:style-name="Tabelle1.3">
          <table:table-cell table:style-name="Tabelle1.A2" office:value-type="string">
            <text:p text:style-name="P18"/>
            <text:p text:style-name="P14"><text:span text:style-name="T7">Sc</text:span><text:span text:style-name="T8">h</text:span><text:span text:style-name="T7">ool</text:span><text:span text:style-name="T10"> </text:span><text:span text:style-name="T8">na</text:span><text:span text:style-name="T11">m</text:span><text:span text:style-name="T7">e</text:span><text:span text:style-name="T8"> an</text:span><text:span text:style-name="T7">d</text:span><text:span text:style-name="T11"> </text:span><text:span text:style-name="T8">t</text:span><text:span text:style-name="T7">o</text:span><text:span text:style-name="T8">wn</text:span></text:p>
          </table:table-cell>
          <table:table-cell table:style-name="Tabelle1.B2" office:value-type="string">
            <text:p text:style-name="P8">spaceclub_berlin <text:s/>in the orbitall, in the FEZ Berlin</text:p>
          </table:table-cell>
        </table:table-row>
        <table:table-row table:style-name="Tabelle1.6">
          <table:table-cell table:style-name="Tabelle1.A2" office:value-type="string">
            <text:p text:style-name="P19"/>
            <text:p text:style-name="P14"><text:span text:style-name="T8">C</text:span><text:span text:style-name="T7">o</text:span><text:span text:style-name="T8">untry</text:span></text:p>
          </table:table-cell>
          <table:table-cell table:style-name="Tabelle1.B2" office:value-type="string">
            <text:p text:style-name="P4">Germany</text:p>
          </table:table-cell>
        </table:table-row>
      </table:table>
      <text:p text:style-name="P11"/>
      <text:p text:style-name="P2"/>
      <table:table table:name="Tabelle2" table:style-name="Tabelle2">
        <table:table-column table:style-name="Tabelle2.A"/>
        <table:table-column table:style-name="Tabelle2.B"/>
        <table:table-row table:style-name="Tabelle2.1">
          <table:table-cell table:style-name="Tabelle2.A1" table:number-columns-spanned="2" office:value-type="string">
            <text:p text:style-name="P17"><text:span text:style-name="T41">Orga</text:span><text:span text:style-name="T42">niz</text:span><text:span text:style-name="T41">at</text:span><text:span text:style-name="T42">i</text:span><text:span text:style-name="T41">on</text:span></text:p>
          </table:table-cell>
          <table:covered-table-cell/>
        </table:table-row>
        <table:table-row table:style-name="Tabelle2.2">
          <table:table-cell table:style-name="Tabelle2.A2" office:value-type="string">
            <text:p text:style-name="P20"/>
            <text:p text:style-name="P23"><text:span text:style-name="T8">H</text:span><text:span text:style-name="T7">ow</text:span><text:span text:style-name="T11"> </text:span><text:span text:style-name="T8">wil</text:span><text:span text:style-name="T7">l</text:span><text:span text:style-name="T11"> y</text:span><text:span text:style-name="T7">ou</text:span><text:span text:style-name="T11"> </text:span><text:span text:style-name="T15">d</text:span><text:span text:style-name="T13">i</text:span><text:span text:style-name="T7">s</text:span><text:span text:style-name="T8">t</text:span><text:span text:style-name="T15">r</text:span><text:span text:style-name="T13">i</text:span><text:span text:style-name="T8">bu</text:span><text:span text:style-name="T15">t</text:span><text:span text:style-name="T7">e</text:span><text:span text:style-name="T8"> the w</text:span><text:span text:style-name="T7">o</text:span><text:span text:style-name="T8">r</text:span><text:span text:style-name="T7">k</text:span><text:span text:style-name="T11"> </text:span><text:span text:style-name="T8">b</text:span><text:span text:style-name="T7">e</text:span><text:span text:style-name="T8">tw</text:span><text:span text:style-name="T7">een</text:span><text:span text:style-name="T11"> </text:span><text:span text:style-name="T8">th</text:span><text:span text:style-name="T7">e</text:span><text:span text:style-name="T8"> t</text:span><text:span text:style-name="T7">e</text:span><text:span text:style-name="T10">a</text:span><text:span text:style-name="T7">m </text:span><text:span text:style-name="T11">m</text:span><text:span text:style-name="T7">e</text:span><text:span text:style-name="T11">m</text:span><text:span text:style-name="T8">b</text:span><text:span text:style-name="T7">e</text:span><text:span text:style-name="T8">r</text:span><text:span text:style-name="T7">s?</text:span><text:span text:style-name="T8"> C</text:span><text:span text:style-name="T7">o</text:span><text:span text:style-name="T8">n</text:span><text:span text:style-name="T7">s</text:span><text:span text:style-name="T13">i</text:span><text:span text:style-name="T8">d</text:span><text:span text:style-name="T7">er</text:span><text:span text:style-name="T11"> </text:span><text:span text:style-name="T15">a</text:span><text:span text:style-name="T8">l</text:span><text:span text:style-name="T7">l </text:span><text:span text:style-name="T8">a</text:span><text:span text:style-name="T7">s</text:span><text:span text:style-name="T8">p</text:span><text:span text:style-name="T7">ec</text:span><text:span text:style-name="T8">t</text:span><text:span text:style-name="T7">s</text:span><text:span text:style-name="T8"> </text:span><text:span text:style-name="T7">of</text:span><text:span text:style-name="T11"> y</text:span><text:span text:style-name="T7">o</text:span><text:span text:style-name="T8">u</text:span><text:span text:style-name="T7">r</text:span><text:span text:style-name="T11"> </text:span><text:span text:style-name="T7">e</text:span><text:span text:style-name="T11">x</text:span><text:span text:style-name="T8">p</text:span><text:span text:style-name="T7">e</text:span><text:span text:style-name="T8">ri</text:span><text:span text:style-name="T11">m</text:span><text:span text:style-name="T7">e</text:span><text:span text:style-name="T8">nt </text:span><text:span text:style-name="T7">(s</text:span><text:span text:style-name="T8">tru</text:span><text:span text:style-name="T7">c</text:span><text:span text:style-name="T8">tur</text:span><text:span text:style-name="T7">e,</text:span><text:span text:style-name="T11"> </text:span><text:span text:style-name="T7">so</text:span><text:span text:style-name="T8">ftwar</text:span><text:span text:style-name="T7">e,</text:span><text:span text:style-name="T11"> </text:span><text:span text:style-name="T8">data anal</text:span><text:span text:style-name="T11">y</text:span><text:span text:style-name="T7">s</text:span><text:span text:style-name="T13">i</text:span><text:span text:style-name="T17">s</text:span><text:span text:style-name="T7">,</text:span><text:span text:style-name="T11"> </text:span><text:span text:style-name="T7">e</text:span><text:span text:style-name="T8">t</text:span><text:span text:style-name="T7">c</text:span><text:span text:style-name="T11">.</text:span><text:span text:style-name="T7">)</text:span></text:p>
          </table:table-cell>
          <table:table-cell table:style-name="Tabelle2.B2" office:value-type="string">
            <text:p text:style-name="P7">The team will be divided intro groups of mainly two. Such as: Organization (finding sponsors, organize courses, etc.), documentation (photography, video recording, etc.), recovering systems (also p<text:span text:style-name="T52">arachute, GPS, etc.)</text:span>, CanSat building and tools (design, g<text:span text:style-name="T52">lass fiber case, software, etc.). The whole team will participate in analyzing the data.</text:span></text:p>
          </table:table-cell>
        </table:table-row>
        <table:table-row table:style-name="Tabelle2.3">
          <table:table-cell table:style-name="Tabelle2.A2" office:value-type="string">
            <text:p text:style-name="P19"/>
            <text:p text:style-name="P25"><text:span text:style-name="T7">Do</text:span><text:span text:style-name="T8"> </text:span><text:span text:style-name="T11">y</text:span><text:span text:style-name="T7">ou</text:span><text:span text:style-name="T11"> </text:span><text:span text:style-name="T8">ha</text:span><text:span text:style-name="T11">v</text:span><text:span text:style-name="T7">e</text:span><text:span text:style-name="T8"> a</text:span><text:span text:style-name="T7">ccess</text:span><text:span text:style-name="T8"> </text:span><text:span text:style-name="T13">t</text:span><text:span text:style-name="T7">o</text:span><text:span text:style-name="T8"> </text:span><text:span text:style-name="T7">a </text:span><text:span text:style-name="T8">w</text:span><text:span text:style-name="T7">o</text:span><text:span text:style-name="T8">r</text:span><text:span text:style-name="T11">k</text:span><text:span text:style-name="T7">s</text:span><text:span text:style-name="T8">h</text:span><text:span text:style-name="T7">op</text:span><text:span text:style-name="T11"> </text:span><text:span text:style-name="T7">or</text:span><text:span text:style-name="T11"> </text:span><text:span text:style-name="T7">a</text:span><text:span text:style-name="T11"> </text:span><text:span text:style-name="T13">l</text:span><text:span text:style-name="T8">ab</text:span><text:span text:style-name="T7">o</text:span><text:span text:style-name="T8">ra</text:span><text:span text:style-name="T15">t</text:span><text:span text:style-name="T7">o</text:span><text:span text:style-name="T8">r</text:span><text:span text:style-name="T11">y</text:span><text:span text:style-name="T7">?</text:span></text:p>
          </table:table-cell>
          <table:table-cell table:style-name="Tabelle2.B2" office:value-type="string">
            <text:p text:style-name="P7">Orbitall in the FEZ Berlin, </text:p>
            <text:p text:style-name="P7">Workshops in the FEZ Berlin</text:p>
          </table:table-cell>
        </table:table-row>
        <table:table-row table:style-name="Tabelle2.4">
          <table:table-cell table:style-name="Tabelle2.A2" office:value-type="string">
            <text:p text:style-name="P19"/>
            <text:p text:style-name="P26"><text:span text:style-name="T8">H</text:span><text:span text:style-name="T7">ow</text:span><text:span text:style-name="T11"> m</text:span><text:span text:style-name="T8">u</text:span><text:span text:style-name="T7">ch</text:span><text:span text:style-name="T11"> </text:span><text:span text:style-name="T8">t</text:span><text:span text:style-name="T13">i</text:span><text:span text:style-name="T11">m</text:span><text:span text:style-name="T7">e</text:span><text:span text:style-name="T8"> </text:span><text:span text:style-name="T15">w</text:span><text:span text:style-name="T8">il</text:span><text:span text:style-name="T7">l</text:span><text:span text:style-name="T11"> </text:span><text:span text:style-name="T15">y</text:span><text:span text:style-name="T7">ou</text:span><text:span text:style-name="T11"> </text:span><text:span text:style-name="T8">ha</text:span><text:span text:style-name="T11">v</text:span><text:span text:style-name="T7">e </text:span><text:span text:style-name="T8">a</text:span><text:span text:style-name="T11">v</text:span><text:span text:style-name="T15">a</text:span><text:span text:style-name="T8">i</text:span><text:span text:style-name="T13">l</text:span><text:span text:style-name="T8">a</text:span><text:span text:style-name="T15">b</text:span><text:span text:style-name="T13">l</text:span><text:span text:style-name="T7">e</text:span><text:span text:style-name="T8"> t</text:span><text:span text:style-name="T7">o</text:span><text:span text:style-name="T8"> w</text:span><text:span text:style-name="T7">o</text:span><text:span text:style-name="T8">r</text:span><text:span text:style-name="T7">k</text:span><text:span text:style-name="T11"> </text:span><text:span text:style-name="T7">on</text:span><text:span text:style-name="T11"> </text:span><text:span text:style-name="T15">y</text:span><text:span text:style-name="T7">o</text:span><text:span text:style-name="T8">ur Can</text:span><text:span text:style-name="T7">S</text:span><text:span text:style-name="T8">a</text:span><text:span text:style-name="T7">t</text:span><text:span text:style-name="T11"> </text:span><text:span text:style-name="T8">an</text:span><text:span text:style-name="T7">d</text:span><text:span text:style-name="T11"> </text:span><text:span text:style-name="T8">h</text:span><text:span text:style-name="T7">ow</text:span><text:span text:style-name="T11"> </text:span><text:span text:style-name="T15">w</text:span><text:span text:style-name="T8">il</text:span><text:span text:style-name="T7">l</text:span><text:span text:style-name="T10"> </text:span><text:span text:style-name="T15">y</text:span><text:span text:style-name="T7">ou s</text:span><text:span text:style-name="T8">p</text:span><text:span text:style-name="T7">e</text:span><text:span text:style-name="T8">n</text:span><text:span text:style-name="T7">d</text:span><text:span text:style-name="T11"> </text:span><text:span text:style-name="T13">i</text:span><text:span text:style-name="T8">t?</text:span></text:p>
          </table:table-cell>
          <table:table-cell table:style-name="Tabelle2.B2" office:value-type="string">
            <text:p text:style-name="P7">We have three months to advance the CanSat and improve the software.</text:p>
          </table:table-cell>
        </table:table-row>
        <text:soft-page-break/>
        <table:table-row table:style-name="Tabelle2.4">
          <table:table-cell table:style-name="Tabelle2.A2" office:value-type="string">
            <text:p text:style-name="P19"/>
            <text:p text:style-name="P27"><text:span text:style-name="T8">H</text:span><text:span text:style-name="T7">ow</text:span><text:span text:style-name="T11"> </text:span><text:span text:style-name="T8">d</text:span><text:span text:style-name="T7">o</text:span><text:span text:style-name="T8"> </text:span><text:span text:style-name="T11">y</text:span><text:span text:style-name="T7">ou</text:span><text:span text:style-name="T11"> </text:span><text:span text:style-name="T8">p</text:span><text:span text:style-name="T13">l</text:span><text:span text:style-name="T8">a</text:span><text:span text:style-name="T7">n</text:span><text:span text:style-name="T15"> </text:span><text:span text:style-name="T8">t</text:span><text:span text:style-name="T7">o</text:span><text:span text:style-name="T8"> </text:span><text:span text:style-name="T15">f</text:span><text:span text:style-name="T8">inan</text:span><text:span text:style-name="T7">ce </text:span><text:span text:style-name="T11">y</text:span><text:span text:style-name="T7">o</text:span><text:span text:style-name="T8">u</text:span><text:span text:style-name="T7">r</text:span><text:span text:style-name="T11"> </text:span><text:span text:style-name="T7">e</text:span><text:span text:style-name="T11">x</text:span><text:span text:style-name="T8">p</text:span><text:span text:style-name="T7">e</text:span><text:span text:style-name="T8">n</text:span><text:span text:style-name="T7">ses?</text:span><text:span text:style-name="T8"> </text:span><text:span text:style-name="T7">A</text:span><text:span text:style-name="T8">r</text:span><text:span text:style-name="T7">e</text:span><text:span text:style-name="T8"> </text:span><text:span text:style-name="T10">y</text:span><text:span text:style-name="T7">ou s</text:span><text:span text:style-name="T8">upp</text:span><text:span text:style-name="T7">o</text:span><text:span text:style-name="T8">rt</text:span><text:span text:style-name="T7">ed</text:span><text:span text:style-name="T11"> </text:span><text:span text:style-name="T8">b</text:span><text:span text:style-name="T7">y</text:span><text:span text:style-name="T11"> y</text:span><text:span text:style-name="T7">o</text:span><text:span text:style-name="T8">u</text:span><text:span text:style-name="T7">r</text:span><text:span text:style-name="T11"> </text:span><text:span text:style-name="T7">sc</text:span><text:span text:style-name="T8">h</text:span><text:span text:style-name="T7">ool</text:span><text:span text:style-name="T10"> </text:span><text:span text:style-name="T7">or o</text:span><text:span text:style-name="T8">th</text:span><text:span text:style-name="T7">er</text:span><text:span text:style-name="T11"> </text:span><text:span text:style-name="T7">s</text:span><text:span text:style-name="T8">p</text:span><text:span text:style-name="T7">o</text:span><text:span text:style-name="T8">n</text:span><text:span text:style-name="T7">so</text:span><text:span text:style-name="T8">r</text:span><text:span text:style-name="T7">s?</text:span></text:p>
          </table:table-cell>
          <table:table-cell table:style-name="Tabelle2.B2" office:value-type="string">
            <text:p text:style-name="P7">The project is funded by the spaceclub_berlin, a project of the Orbitall, in cooperation with the German Aerospace Center (DLR).</text:p>
            <text:p text:style-name="P7">Also by other organizations.</text:p>
          </table:table-cell>
        </table:table-row>
        <table:table-row table:style-name="Tabelle2.6">
          <table:table-cell table:style-name="Tabelle2.A2" office:value-type="string">
            <text:p text:style-name="P19"/>
            <text:p text:style-name="P28"><text:span text:style-name="T7">Do</text:span><text:span text:style-name="T8"> </text:span><text:span text:style-name="T11">y</text:span><text:span text:style-name="T7">ou</text:span><text:span text:style-name="T11"> </text:span><text:span text:style-name="T8">ha</text:span><text:span text:style-name="T11">v</text:span><text:span text:style-name="T7">e</text:span><text:span text:style-name="T8"> al</text:span><text:span text:style-name="T7">l</text:span><text:span text:style-name="T11"> </text:span><text:span text:style-name="T8">th</text:span><text:span text:style-name="T7">e</text:span><text:span text:style-name="T8"> </text:span><text:span text:style-name="T15">m</text:span><text:span text:style-name="T8">at</text:span><text:span text:style-name="T7">e</text:span><text:span text:style-name="T8">r</text:span><text:span text:style-name="T13">i</text:span><text:span text:style-name="T15">a</text:span><text:span text:style-name="T7">l </text:span><text:span text:style-name="T8">an</text:span><text:span text:style-name="T7">d</text:span><text:span text:style-name="T11"> </text:span><text:span text:style-name="T7">e</text:span><text:span text:style-name="T8">qu</text:span><text:span text:style-name="T13">i</text:span><text:span text:style-name="T15">p</text:span><text:span text:style-name="T11">m</text:span><text:span text:style-name="T7">e</text:span><text:span text:style-name="T8">n</text:span><text:span text:style-name="T7">t</text:span><text:span text:style-name="T11"> </text:span><text:span text:style-name="T8">n</text:span><text:span text:style-name="T7">ee</text:span><text:span text:style-name="T8">d</text:span><text:span text:style-name="T7">ed</text:span><text:span text:style-name="T11"> </text:span><text:span text:style-name="T8">f</text:span><text:span text:style-name="T7">or </text:span><text:span text:style-name="T11">y</text:span><text:span text:style-name="T7">o</text:span><text:span text:style-name="T8">u</text:span><text:span text:style-name="T7">r</text:span><text:span text:style-name="T11"> </text:span><text:span text:style-name="T15">m</text:span><text:span text:style-name="T13">i</text:span><text:span text:style-name="T7">ss</text:span><text:span text:style-name="T13">i</text:span><text:span text:style-name="T7">o</text:span><text:span text:style-name="T8">n</text:span><text:span text:style-name="T7">?</text:span><text:span text:style-name="T11"> </text:span><text:span text:style-name="T7">If</text:span><text:span text:style-name="T11"> </text:span><text:span text:style-name="T8">n</text:span><text:span text:style-name="T7">o</text:span><text:span text:style-name="T8">t</text:span><text:span text:style-name="T7">,</text:span><text:span text:style-name="T17"> </text:span><text:span text:style-name="T8">h</text:span><text:span text:style-name="T7">ow</text:span><text:span text:style-name="T11"> </text:span><text:span text:style-name="T8">do </text:span><text:span text:style-name="T11">y</text:span><text:span text:style-name="T7">ou</text:span><text:span text:style-name="T11"> </text:span><text:span text:style-name="T8">p</text:span><text:span text:style-name="T13">l</text:span><text:span text:style-name="T8">a</text:span><text:span text:style-name="T7">n</text:span><text:span text:style-name="T15"> </text:span><text:span text:style-name="T8">t</text:span><text:span text:style-name="T7">o</text:span><text:span text:style-name="T8"> </text:span><text:span text:style-name="T7">o</text:span><text:span text:style-name="T8">bt</text:span><text:span text:style-name="T15">a</text:span><text:span text:style-name="T13">i</text:span><text:span text:style-name="T7">n</text:span><text:span text:style-name="T15"> </text:span><text:span text:style-name="T13">i</text:span><text:span text:style-name="T8">t?</text:span></text:p>
          </table:table-cell>
          <table:table-cell table:style-name="Tabelle2.B2" office:value-type="string">
            <text:p text:style-name="P7">In the German national CanSat competition we often bought the building elements twice, which we now will use for our advantage and use these elements in the European CanSat. To improve the CanSat we will use a better camera with an integrated SD-Card and a better battery. Therefore we will save the collected data in the CanSat itself and also have it transmitted to the team on the ground.</text:p>
            <text:p text:style-name="P7">Additional building elements and components will be bought or reused from the old CanSat.</text:p>
            <text:p text:style-name="P7"/>
          </table:table-cell>
        </table:table-row>
      </table:table>
      <text:p text:style-name="P12"/>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17"><text:span text:style-name="T44">Sc</text:span><text:span text:style-name="T43">ien</text:span><text:span text:style-name="T44">t</text:span><text:span text:style-name="T43">ifi</text:span><text:span text:style-name="T44">c m</text:span><text:span text:style-name="T43">i</text:span><text:span text:style-name="T45">s</text:span><text:span text:style-name="T43">si</text:span><text:span text:style-name="T44">on</text:span></text:p>
          </table:table-cell>
          <table:covered-table-cell/>
        </table:table-row>
        <table:table-row table:style-name="Tabelle3.2">
          <table:table-cell table:style-name="Tabelle3.A2" office:value-type="string">
            <text:p text:style-name="P19"/>
            <text:p text:style-name="P29"><text:span text:style-name="T12">P</text:span><text:span text:style-name="T14">l</text:span><text:span text:style-name="T19">e</text:span><text:span text:style-name="T9">a</text:span><text:span text:style-name="T19">se</text:span><text:span text:style-name="T9"> </text:span><text:span text:style-name="T19">s</text:span><text:span text:style-name="T9">tat</text:span><text:span text:style-name="T19">e</text:span><text:span text:style-name="T18"> </text:span><text:span text:style-name="T14">i</text:span><text:span text:style-name="T19">n</text:span><text:span text:style-name="T12"> </text:span><text:span text:style-name="T9">w</text:span><text:span text:style-name="T16">h</text:span><text:span text:style-name="T14">i</text:span><text:span text:style-name="T19">ch c</text:span><text:span text:style-name="T9">at</text:span><text:span text:style-name="T19">e</text:span><text:span text:style-name="T9">g</text:span><text:span text:style-name="T19">o</text:span><text:span text:style-name="T9">r</text:span><text:span text:style-name="T19">y</text:span><text:span text:style-name="T12"> </text:span><text:span text:style-name="T9">w</text:span><text:span text:style-name="T19">o</text:span><text:span text:style-name="T9">u</text:span><text:span text:style-name="T14">l</text:span><text:span text:style-name="T19">d</text:span><text:span text:style-name="T12"> y</text:span><text:span text:style-name="T19">ou</text:span><text:span text:style-name="T16"> </text:span><text:span text:style-name="T9">l</text:span><text:span text:style-name="T16">i</text:span><text:span text:style-name="T12">k</text:span><text:span text:style-name="T19">e</text:span><text:span text:style-name="T9"> to </text:span><text:span text:style-name="T19">co</text:span><text:span text:style-name="T12">m</text:span><text:span text:style-name="T9">p</text:span><text:span text:style-name="T19">e</text:span><text:span text:style-name="T9">t</text:span><text:span text:style-name="T19">e?</text:span><text:span text:style-name="T20"> </text:span><text:span text:style-name="T19">(</text:span><text:span text:style-name="T9">B</text:span><text:span text:style-name="T19">e</text:span><text:span text:style-name="T9">g</text:span><text:span text:style-name="T14">i</text:span><text:span text:style-name="T9">nn</text:span><text:span text:style-name="T19">er</text:span><text:span text:style-name="T12"> </text:span><text:span text:style-name="T19">or A</text:span><text:span text:style-name="T9">d</text:span><text:span text:style-name="T12">v</text:span><text:span text:style-name="T9">an</text:span><text:span text:style-name="T19">ce</text:span><text:span text:style-name="T9">d)</text:span></text:p>
          </table:table-cell>
          <table:table-cell table:style-name="Tabelle3.B2" office:value-type="string">
            <text:p text:style-name="P7">Advanced</text:p>
          </table:table-cell>
        </table:table-row>
        <table:table-row table:style-name="Tabelle3.3">
          <table:table-cell table:style-name="Tabelle3.A2" office:value-type="string">
            <text:p text:style-name="P19"/>
            <text:p text:style-name="P30"><text:span text:style-name="T7">W</text:span><text:span text:style-name="T8">ha</text:span><text:span text:style-name="T7">t</text:span><text:span text:style-name="T11"> </text:span><text:span text:style-name="T13">i</text:span><text:span text:style-name="T7">s</text:span><text:span text:style-name="T8"> th</text:span><text:span text:style-name="T7">e</text:span><text:span text:style-name="T8"> </text:span><text:span text:style-name="T7">seco</text:span><text:span text:style-name="T8">ndary </text:span><text:span text:style-name="T11">m</text:span><text:span text:style-name="T13">i</text:span><text:span text:style-name="T7">s</text:span><text:span text:style-name="T17">s</text:span><text:span text:style-name="T13">i</text:span><text:span text:style-name="T7">on</text:span><text:span text:style-name="T11"> </text:span><text:span text:style-name="T8">tha</text:span><text:span text:style-name="T7">t</text:span><text:span text:style-name="T15"> </text:span><text:span text:style-name="T11">y</text:span><text:span text:style-name="T7">ou</text:span><text:span text:style-name="T11"> </text:span><text:span text:style-name="T8">ha</text:span><text:span text:style-name="T11">v</text:span><text:span text:style-name="T7">e c</text:span><text:span text:style-name="T8">h</text:span><text:span text:style-name="T7">osen</text:span><text:span text:style-name="T11"> </text:span><text:span text:style-name="T8">f</text:span><text:span text:style-name="T7">or</text:span><text:span text:style-name="T11"> y</text:span><text:span text:style-name="T7">o</text:span><text:span text:style-name="T8">u</text:span><text:span text:style-name="T7">r</text:span><text:span text:style-name="T11"> </text:span><text:span text:style-name="T8">Can</text:span><text:span text:style-name="T13">S</text:span><text:span text:style-name="T8">at?</text:span></text:p>
          </table:table-cell>
          <table:table-cell table:style-name="Tabelle3.B2" office:value-type="string">
            <text:p text:style-name="P6"><text:span text:style-name="T27">Collecting data of the particulate concentration of the air, GPS/location systems, acceleration measurement <text:s/>and photography of the flight area. It will also include a beeper which will make it easier for us to find the CanSat after it has landed. To ensure a save landing we will use a parachute which was tested and build by us.</text:span></text:p>
            <text:p text:style-name="P46">In the recovering system we will integrate a mobile GPS station and install <text:s/>a better Yagi antennae.</text:p>
          </table:table-cell>
        </table:table-row>
        <text:soft-page-break/>
        <table:table-row table:style-name="Tabelle3.4">
          <table:table-cell table:style-name="Tabelle3.A2" office:value-type="string">
            <text:p text:style-name="P19"/>
            <text:p text:style-name="P24"><text:span text:style-name="T8">Outlin</text:span><text:span text:style-name="T7">e</text:span><text:span text:style-name="T8"> th</text:span><text:span text:style-name="T7">e</text:span><text:span text:style-name="T8"> </text:span><text:span text:style-name="T7">sc</text:span><text:span text:style-name="T13">i</text:span><text:span text:style-name="T7">e</text:span><text:span text:style-name="T8">n</text:span><text:span text:style-name="T15">t</text:span><text:span text:style-name="T13">i</text:span><text:span text:style-name="T15">f</text:span><text:span text:style-name="T13">i</text:span><text:span text:style-name="T7">c</text:span><text:span text:style-name="T15"> </text:span><text:span text:style-name="T7">or </text:span><text:span text:style-name="T8">t</text:span><text:span text:style-name="T7">ec</text:span><text:span text:style-name="T8">hn</text:span><text:span text:style-name="T13">i</text:span><text:span text:style-name="T7">c</text:span><text:span text:style-name="T15">a</text:span><text:span text:style-name="T7">l</text:span><text:span text:style-name="T10"> </text:span><text:span text:style-name="T7">o</text:span><text:span text:style-name="T8">b</text:span><text:span text:style-name="T7">jec</text:span><text:span text:style-name="T8">t</text:span><text:span text:style-name="T13">i</text:span><text:span text:style-name="T11">v</text:span><text:span text:style-name="T7">e</text:span><text:span text:style-name="T8"> </text:span><text:span text:style-name="T7">of </text:span><text:span text:style-name="T11">y</text:span><text:span text:style-name="T7">o</text:span><text:span text:style-name="T8">u</text:span><text:span text:style-name="T7">r seco</text:span><text:span text:style-name="T8">ndar</text:span><text:span text:style-name="T7">y</text:span><text:span text:style-name="T11"> m</text:span><text:span text:style-name="T13">i</text:span><text:span text:style-name="T7">s</text:span><text:span text:style-name="T17">s</text:span><text:span text:style-name="T13">i</text:span><text:span text:style-name="T7">on</text:span><text:span text:style-name="T11"> </text:span><text:span text:style-name="T8">a</text:span><text:span text:style-name="T15">n</text:span><text:span text:style-name="T7">d </text:span><text:span text:style-name="T8">h</text:span><text:span text:style-name="T13">i</text:span><text:span text:style-name="T8">g</text:span><text:span text:style-name="T15">h</text:span><text:span text:style-name="T8">ligh</text:span><text:span text:style-name="T7">t</text:span><text:span text:style-name="T11"> </text:span><text:span text:style-name="T8">an</text:span><text:span text:style-name="T7">y</text:span><text:span text:style-name="T21"> </text:span><text:span text:style-name="T13">i</text:span><text:span text:style-name="T8">nn</text:span><text:span text:style-name="T7">o</text:span><text:span text:style-name="T11">v</text:span><text:span text:style-name="T8">a</text:span><text:span text:style-name="T15">t</text:span><text:span text:style-name="T8">i</text:span><text:span text:style-name="T11">v</text:span><text:span text:style-name="T7">e </text:span><text:span text:style-name="T8">a</text:span><text:span text:style-name="T7">s</text:span><text:span text:style-name="T8">p</text:span><text:span text:style-name="T7">ec</text:span><text:span text:style-name="T8">t</text:span><text:span text:style-name="T7">s.</text:span></text:p>
          </table:table-cell>
          <table:table-cell table:style-name="Tabelle3.B2" office:value-type="string">
            <text:p text:style-name="P45"><text:span text:style-name="T27">At the German CanSat competition we gained </text:span>knowledge<text:span text:style-name="T27"> about measuring particulate concentrations, GPS, temperature measurement, pressure measurement and photography. In the improved CanSat for the European CanSat competition we will use the same particulate concentrations measuring system as we did in the German national CanSat competition to also compare the data from the German CanSat competition with the data we are going to collect in Portugal.We will install a better camera which takes more reliable pictures, is smaller, has an integrated SD-Card and its own battery and power system. The pictures will not be sent down to the team on the ground, therefore will be saved on the SD-Card in the camera. The collected data <text:s/>(despite the pictures) will not only be sent down, but also will be saved on several SD-Cards for backup. </text:span></text:p>
            <text:p text:style-name="P45"><text:span text:style-name="T27">To ensure that the CanSat is <text:s/>ready <text:s/>for launch on launch day we will program a checking system with checking lights for the individual devices. If one light does not work we know that we must fix the error in the system and therefore save time. </text:span></text:p>
            <text:p text:style-name="P45"><text:span text:style-name="T27">At the German national CanSat competition we gained experience in collection data on particulate </text:span>concentrations<text:span text:style-name="T27">, GPS, temperature measurement, pressure measurement and photography of the flight zone. </text:span></text:p>
            <text:p text:style-name="P44"><text:span text:style-name="T27"/></text:p>
          </table:table-cell>
        </table:table-row>
        <table:table-row table:style-name="Tabelle3.5">
          <table:table-cell table:style-name="Tabelle3.A2" office:value-type="string">
            <text:p text:style-name="P19"/>
            <text:p text:style-name="P31"><text:span text:style-name="T7">W</text:span><text:span text:style-name="T8">h</text:span><text:span text:style-name="T7">e</text:span><text:span text:style-name="T8">r</text:span><text:span text:style-name="T7">e</text:span><text:span text:style-name="T8"> d</text:span><text:span text:style-name="T13">i</text:span><text:span text:style-name="T7">d</text:span><text:span text:style-name="T11"> y</text:span><text:span text:style-name="T7">ou</text:span><text:span text:style-name="T11"> </text:span><text:span text:style-name="T8">g</text:span><text:span text:style-name="T7">et</text:span><text:span text:style-name="T11"> </text:span><text:span text:style-name="T8">t</text:span><text:span text:style-name="T15">h</text:span><text:span text:style-name="T7">e</text:span><text:span text:style-name="T8"> </text:span><text:span text:style-name="T13">i</text:span><text:span text:style-name="T8">d</text:span><text:span text:style-name="T7">ea </text:span><text:span text:style-name="T8">fr</text:span><text:span text:style-name="T7">o</text:span><text:span text:style-name="T11">m</text:span><text:span text:style-name="T7">?</text:span><text:span text:style-name="T8"> </text:span><text:span text:style-name="T7">e</text:span><text:span text:style-name="T11">.</text:span><text:span text:style-name="T8">g</text:span><text:span text:style-name="T7">.</text:span><text:span text:style-name="T11"> </text:span><text:span text:style-name="T8">fr</text:span><text:span text:style-name="T7">om</text:span><text:span text:style-name="T11"> </text:span><text:span text:style-name="T7">a</text:span><text:span text:style-name="T15"> </text:span><text:span text:style-name="T8">r</text:span><text:span text:style-name="T7">e</text:span><text:span text:style-name="T15">a</text:span><text:span text:style-name="T7">l s</text:span><text:span text:style-name="T8">at</text:span><text:span text:style-name="T7">e</text:span><text:span text:style-name="T8">ll</text:span><text:span text:style-name="T13">i</text:span><text:span text:style-name="T8">t</text:span><text:span text:style-name="T7">e</text:span><text:span text:style-name="T8"> </text:span><text:span text:style-name="T15">m</text:span><text:span text:style-name="T13">i</text:span><text:span text:style-name="T7">s</text:span><text:span text:style-name="T17">s</text:span><text:span text:style-name="T13">i</text:span><text:span text:style-name="T7">o</text:span><text:span text:style-name="T8">n</text:span><text:span text:style-name="T7">,</text:span><text:span text:style-name="T11"> </text:span><text:span text:style-name="T8">an</text:span><text:span text:style-name="T7">o</text:span><text:span text:style-name="T15">t</text:span><text:span text:style-name="T8">h</text:span><text:span text:style-name="T7">er </text:span><text:span text:style-name="T8">Can</text:span><text:span text:style-name="T7">S</text:span><text:span text:style-name="T8">a</text:span><text:span text:style-name="T7">t</text:span><text:span text:style-name="T11"> </text:span><text:span text:style-name="T8">pr</text:span><text:span text:style-name="T7">ojec</text:span><text:span text:style-name="T8">t</text:span><text:span text:style-name="T7">,</text:span><text:span text:style-name="T11"> </text:span><text:span text:style-name="T7">a</text:span><text:span text:style-name="T11"> </text:span><text:span text:style-name="T7">sc</text:span><text:span text:style-name="T13">i</text:span><text:span text:style-name="T7">e</text:span><text:span text:style-name="T8">nti</text:span><text:span text:style-name="T15">f</text:span><text:span text:style-name="T13">i</text:span><text:span text:style-name="T7">c </text:span><text:span text:style-name="T8">publ</text:span><text:span text:style-name="T13">i</text:span><text:span text:style-name="T7">c</text:span><text:span text:style-name="T15">at</text:span><text:span text:style-name="T13">i</text:span><text:span text:style-name="T7">o</text:span><text:span text:style-name="T8">n</text:span><text:span text:style-name="T7">,</text:span><text:span text:style-name="T11"> </text:span><text:span text:style-name="T7">a</text:span><text:span text:style-name="T11"> </text:span><text:span text:style-name="T8">b</text:span><text:span text:style-name="T7">oo</text:span><text:span text:style-name="T11">k</text:span><text:span text:style-name="T7">,</text:span><text:span text:style-name="T11"> </text:span><text:span text:style-name="T17">e</text:span><text:span text:style-name="T8">t</text:span><text:span text:style-name="T7">c.</text:span></text:p>
          </table:table-cell>
          <table:table-cell table:style-name="Tabelle3.B2" office:value-type="string">
            <text:p text:style-name="P6"><text:span text:style-name="T27">Because we live in a large city (Berlin) we are naturally interested in the </text:span><text:span text:style-name="T55">particulate</text:span><text:span text:style-name="T27"> <text:s/></text:span><text:span text:style-name="T56">concentration. </text:span></text:p>
          </table:table-cell>
        </table:table-row>
        <table:table-row table:style-name="Tabelle3.6">
          <table:table-cell table:style-name="Tabelle3.A2" office:value-type="string">
            <text:p text:style-name="P19"/>
            <text:p text:style-name="P32"><text:span text:style-name="T7">Desc</text:span><text:span text:style-name="T8">r</text:span><text:span text:style-name="T13">i</text:span><text:span text:style-name="T8">b</text:span><text:span text:style-name="T7">e</text:span><text:span text:style-name="T8"> </text:span><text:span text:style-name="T11">y</text:span><text:span text:style-name="T7">o</text:span><text:span text:style-name="T8">u</text:span><text:span text:style-name="T7">r</text:span><text:span text:style-name="T11"> </text:span><text:span text:style-name="T7">seco</text:span><text:span text:style-name="T8">n</text:span><text:span text:style-name="T10">d</text:span><text:span text:style-name="T8">ary </text:span><text:span text:style-name="T11">m</text:span><text:span text:style-name="T13">i</text:span><text:span text:style-name="T7">s</text:span><text:span text:style-name="T17">s</text:span><text:span text:style-name="T13">i</text:span><text:span text:style-name="T7">o</text:span><text:span text:style-name="T8">n</text:span><text:span text:style-name="T7">.</text:span><text:span text:style-name="T11"> </text:span><text:span text:style-name="T7">T</text:span><text:span text:style-name="T15">h</text:span><text:span text:style-name="T13">i</text:span><text:span text:style-name="T7">s</text:span><text:span text:style-name="T8"> par</text:span><text:span text:style-name="T7">t</text:span><text:span text:style-name="T15"> </text:span><text:span text:style-name="T7">s</text:span><text:span text:style-name="T8">h</text:span><text:span text:style-name="T7">o</text:span><text:span text:style-name="T8">u</text:span><text:span text:style-name="T13">l</text:span><text:span text:style-name="T7">d</text:span><text:span text:style-name="T21"> </text:span><text:span text:style-name="T8">l</text:span><text:span text:style-name="T13">i</text:span><text:span text:style-name="T8">nk th</text:span><text:span text:style-name="T7">e</text:span><text:span text:style-name="T8"> </text:span><text:span text:style-name="T7">sc</text:span><text:span text:style-name="T13">i</text:span><text:span text:style-name="T7">e</text:span><text:span text:style-name="T8">n</text:span><text:span text:style-name="T15">t</text:span><text:span text:style-name="T13">i</text:span><text:span text:style-name="T15">f</text:span><text:span text:style-name="T13">i</text:span><text:span text:style-name="T7">c</text:span><text:span text:style-name="T8"> </text:span><text:span text:style-name="T7">o</text:span><text:span text:style-name="T8">b</text:span><text:span text:style-name="T7">jec</text:span><text:span text:style-name="T8">t</text:span><text:span text:style-name="T13">i</text:span><text:span text:style-name="T15">v</text:span><text:span text:style-name="T7">e</text:span><text:span text:style-name="T8"> t</text:span><text:span text:style-name="T7">o</text:span><text:span text:style-name="T8"> th</text:span><text:span text:style-name="T7">e e</text:span><text:span text:style-name="T11">x</text:span><text:span text:style-name="T8">p</text:span><text:span text:style-name="T7">e</text:span><text:span text:style-name="T8">r</text:span><text:span text:style-name="T13">i</text:span><text:span text:style-name="T11">m</text:span><text:span text:style-name="T7">e</text:span><text:span text:style-name="T8">n</text:span><text:span text:style-name="T7">t</text:span><text:span text:style-name="T15"> </text:span><text:span text:style-name="T13">i</text:span><text:span text:style-name="T8">t</text:span><text:span text:style-name="T7">s</text:span><text:span text:style-name="T17">e</text:span><text:span text:style-name="T13">l</text:span><text:span text:style-name="T8">f</text:span><text:span text:style-name="T7">. </text:span><text:span text:style-name="T8">E</text:span><text:span text:style-name="T11">x</text:span><text:span text:style-name="T15">p</text:span><text:span text:style-name="T13">l</text:span><text:span text:style-name="T15">a</text:span><text:span text:style-name="T13">in </text:span><text:span text:style-name="T8">h</text:span><text:span text:style-name="T7">ow</text:span><text:span text:style-name="T11"> y</text:span><text:span text:style-name="T7">ou</text:span><text:span text:style-name="T11"> </text:span><text:span text:style-name="T8">ar</text:span><text:span text:style-name="T7">e</text:span><text:span text:style-name="T8"> g</text:span><text:span text:style-name="T7">o</text:span><text:span text:style-name="T13">i</text:span><text:span text:style-name="T8">n</text:span><text:span text:style-name="T7">g</text:span><text:span text:style-name="T11"> </text:span><text:span text:style-name="T8">t</text:span><text:span text:style-name="T7">o</text:span><text:span text:style-name="T17"> </text:span><text:span text:style-name="T8">ful</text:span><text:span text:style-name="T15">f</text:span><text:span text:style-name="T8">i</text:span><text:span text:style-name="T7">ll </text:span><text:span text:style-name="T8">th</text:span><text:span text:style-name="T7">e</text:span><text:span text:style-name="T8"> </text:span><text:span text:style-name="T7">sc</text:span><text:span text:style-name="T13">i</text:span><text:span text:style-name="T7">e</text:span><text:span text:style-name="T8">n</text:span><text:span text:style-name="T15">t</text:span><text:span text:style-name="T13">i</text:span><text:span text:style-name="T15">f</text:span><text:span text:style-name="T13">i</text:span><text:span text:style-name="T7">c</text:span><text:span text:style-name="T8"> g</text:span><text:span text:style-name="T7">o</text:span><text:span text:style-name="T15">a</text:span><text:span text:style-name="T13">l.</text:span></text:p>
          </table:table-cell>
          <table:table-cell table:style-name="Tabelle3.B2" office:value-type="string">
            <text:p text:style-name="P41">We will install a measurement system to measure the particulate</text:p>
            <text:p text:style-name="P40">concentration in the atmosphere. Also we will take stills of the flight</text:p>
            <text:p text:style-name="P40">zone to connect the data on the particulate concentration with the</text:p>
            <text:p text:style-name="P40">flight zone (example: highway, forest, factory, etc.). To know where</text:p>
            <text:p text:style-name="P40">which data was collected we will determine the location of the CanSat</text:p>
            <text:p text:style-name="P40">with GPS. As this is the second CanSat we have build it will be easier</text:p>
            <text:p text:style-name="P40">and cheaper for us to build our CanSat 2.0. Also we will compare the</text:p>
            <text:p text:style-name="P40">collected data with the data we collected at the German national</text:p>
            <text:p text:style-name="P40">CanSat competition.</text:p>
            <text:p text:style-name="P42"><text:span text:style-name="T55">Additionally to that we will determine the a</text:span><text:span text:style-name="T56">cceleration</text:span><text:span text:style-name="T55"> of the CanSat in flight with an a</text:span><text:span text:style-name="T56">cceleration</text:span><text:span text:style-name="T55"> measurer. The collected data (despite the pictures) will be saved onto SD‐Cards in the CanSat itself and will be sent to the CanSat team on the ground.</text:span></text:p>
          </table:table-cell>
        </table:table-row>
        <table:table-row table:style-name="Tabelle3.7">
          <table:table-cell table:style-name="Tabelle3.A2" office:value-type="string">
            <text:p text:style-name="P19"/>
            <text:p text:style-name="P15"><text:span text:style-name="T7">W</text:span><text:span text:style-name="T8">h</text:span><text:span text:style-name="T13">i</text:span><text:span text:style-name="T7">ch</text:span><text:span text:style-name="T11"> </text:span><text:span text:style-name="T8">dat</text:span><text:span text:style-name="T7">a</text:span><text:span text:style-name="T11"> </text:span><text:span text:style-name="T15">w</text:span><text:span text:style-name="T8">il</text:span><text:span text:style-name="T7">l</text:span><text:span text:style-name="T11"> y</text:span><text:span text:style-name="T7">ou</text:span><text:span text:style-name="T11"> </text:span><text:span text:style-name="T15">m</text:span><text:span text:style-name="T7">e</text:span><text:span text:style-name="T8">a</text:span><text:span text:style-name="T7">s</text:span><text:span text:style-name="T8">ure an</text:span><text:span text:style-name="T7">d</text:span><text:span text:style-name="T11"> </text:span><text:span text:style-name="T8">h</text:span><text:span text:style-name="T7">o</text:span><text:span text:style-name="T8">w?</text:span></text:p>
          </table:table-cell>
          <table:table-cell table:style-name="Tabelle3.B2" office:value-type="string">
            <text:p text:style-name="P48"><text:span text:style-name="T61">The particulate concentration will be measured optically. GPS/location, </text:span><text:span text:style-name="T67">acceleration, temperature and pressure will be collected and sent back to the CanSat team on the ground. On the ground these signals will be received with a Yagi antennae and will be saved onto a computer. The camera will capture several images per second which will be saved onto an SD‐Card in the camera. Additionally the GPS data of the CanSat will be compared with the GPS data of the location of the team on the ground to determine the whereabouts of the CanSat. The collected data will be put into charts and graphs and will be compared with the data from the German national CanSat competition.</text:span></text:p>
          </table:table-cell>
        </table:table-row>
        <text:soft-page-break/>
        <table:table-row table:style-name="Tabelle3.8">
          <table:table-cell table:style-name="Tabelle3.A2" office:value-type="string">
            <text:p text:style-name="P19"/>
            <text:p text:style-name="P15"><text:span text:style-name="T7">W</text:span><text:span text:style-name="T8">ha</text:span><text:span text:style-name="T7">t</text:span><text:span text:style-name="T11"> </text:span><text:span text:style-name="T8">d</text:span><text:span text:style-name="T7">o</text:span><text:span text:style-name="T8"> </text:span><text:span text:style-name="T11">y</text:span><text:span text:style-name="T7">ou</text:span><text:span text:style-name="T11"> </text:span><text:span text:style-name="T8">pla</text:span><text:span text:style-name="T7">n</text:span><text:span text:style-name="T11"> </text:span><text:span text:style-name="T8">t</text:span><text:span text:style-name="T7">o</text:span><text:span text:style-name="T17"> </text:span><text:span text:style-name="T8">d</text:span><text:span text:style-name="T7">o</text:span><text:span text:style-name="T8"> w</text:span><text:span text:style-name="T13">i</text:span><text:span text:style-name="T8">th </text:span><text:span text:style-name="T11">y</text:span><text:span text:style-name="T7">o</text:span><text:span text:style-name="T8">u</text:span><text:span text:style-name="T7">r</text:span><text:span text:style-name="T11"> </text:span><text:span text:style-name="T8">r</text:span><text:span text:style-name="T7">es</text:span><text:span text:style-name="T8">u</text:span><text:span text:style-name="T13">l</text:span><text:span text:style-name="T8">t</text:span><text:span text:style-name="T7">s</text:span><text:span text:style-name="T8"> aft</text:span><text:span text:style-name="T7">er</text:span><text:span text:style-name="T15"> </text:span><text:span text:style-name="T8">th</text:span><text:span text:style-name="T7">e</text:span><text:span text:style-name="T8"> flight?</text:span></text:p>
          </table:table-cell>
          <table:table-cell table:style-name="Tabelle3.B2" office:value-type="string">
            <text:p text:style-name="P7">The constant measurement and check of the particulate concentration in the air is very important, especially in large cities like Berlin to make sure that the people are in no medical danger. </text:p>
            <text:p text:style-name="P7">We will place the CanSat on the roof of the Orbitall/FEZ over a long period of time. In this time the CanSat will send data of the particulate concentration down to the laboratory of the Orbitall to train our capability of understanding and analyzing that form of data. The data which the CanSat collects on the roof will be compared with free online sources. </text:p>
            <text:p text:style-name="P7">The collected data and images of the project will also be published on our website and presented to other spaceclub_berlin members.</text:p>
            <text:p text:style-name="P7"/>
            <text:p text:style-name="P7"/>
          </table:table-cell>
        </table:table-row>
      </table:table>
      <text:p text:style-name="P12"/>
      <table:table table:name="Tabelle4" table:style-name="Tabelle4">
        <table:table-column table:style-name="Tabelle4.A"/>
        <table:table-column table:style-name="Tabelle4.B"/>
        <table:table-row table:style-name="Tabelle4.1">
          <table:table-cell table:style-name="Tabelle4.A1" table:number-columns-spanned="2" office:value-type="string">
            <text:p text:style-name="P17"><text:span text:style-name="T44">O</text:span><text:span text:style-name="T43">u</text:span><text:span text:style-name="T44">tr</text:span><text:span text:style-name="T43">e</text:span><text:span text:style-name="T44">ach</text:span><text:span text:style-name="T43"> </text:span><text:span text:style-name="T44">progr</text:span><text:span text:style-name="T46">a</text:span><text:span text:style-name="T44">m</text:span></text:p>
          </table:table-cell>
          <table:covered-table-cell/>
        </table:table-row>
        <table:table-row table:style-name="Tabelle4.2">
          <table:table-cell table:style-name="Tabelle4.A2" office:value-type="string">
            <text:p text:style-name="P19"/>
            <text:p text:style-name="P33"><text:span text:style-name="T19">Desc</text:span><text:span text:style-name="T9">r</text:span><text:span text:style-name="T14">i</text:span><text:span text:style-name="T9">b</text:span><text:span text:style-name="T19">e</text:span><text:span text:style-name="T9"> </text:span><text:span text:style-name="T12">y</text:span><text:span text:style-name="T19">o</text:span><text:span text:style-name="T9">u</text:span><text:span text:style-name="T19">r</text:span><text:span text:style-name="T12"> </text:span><text:span text:style-name="T19">o</text:span><text:span text:style-name="T9">utr</text:span><text:span text:style-name="T19">e</text:span><text:span text:style-name="T9">a</text:span><text:span text:style-name="T19">ch </text:span><text:span text:style-name="T9">pr</text:span><text:span text:style-name="T19">o</text:span><text:span text:style-name="T9">gra</text:span><text:span text:style-name="T12">m</text:span><text:span text:style-name="T9"> f</text:span><text:span text:style-name="T19">or</text:span><text:span text:style-name="T12"> </text:span><text:span text:style-name="T9">b</text:span><text:span text:style-name="T19">e</text:span><text:span text:style-name="T9">f</text:span><text:span text:style-name="T19">o</text:span><text:span text:style-name="T9">r</text:span><text:span text:style-name="T19">e, </text:span><text:span text:style-name="T9">d</text:span><text:span text:style-name="T8">ur</text:span><text:span text:style-name="T13">i</text:span><text:span text:style-name="T15">n</text:span><text:span text:style-name="T7">g</text:span><text:span text:style-name="T11"> </text:span><text:span text:style-name="T8">an</text:span><text:span text:style-name="T7">d</text:span><text:span text:style-name="T11"> </text:span><text:span text:style-name="T8">a</text:span><text:span text:style-name="T15">f</text:span><text:span text:style-name="T8">t</text:span><text:span text:style-name="T7">er</text:span><text:span text:style-name="T11"> </text:span><text:span text:style-name="T8">th</text:span><text:span text:style-name="T7">e</text:span><text:span text:style-name="T17"> </text:span><text:span text:style-name="T8">Can</text:span><text:span text:style-name="T7">S</text:span><text:span text:style-name="T8">at </text:span><text:span text:style-name="T7">co</text:span><text:span text:style-name="T11">m</text:span><text:span text:style-name="T8">p</text:span><text:span text:style-name="T7">e</text:span><text:span text:style-name="T8">t</text:span><text:span text:style-name="T13">i</text:span><text:span text:style-name="T15">t</text:span><text:span text:style-name="T13">i</text:span><text:span text:style-name="T7">on</text:span><text:span text:style-name="T11"> </text:span><text:span text:style-name="T7">c</text:span><text:span text:style-name="T8">a</text:span><text:span text:style-name="T11">m</text:span><text:span text:style-name="T8">p</text:span><text:span text:style-name="T15">a</text:span><text:span text:style-name="T13">i</text:span><text:span text:style-name="T8">g</text:span><text:span text:style-name="T15">n</text:span><text:span text:style-name="T7">.</text:span><text:span text:style-name="T11"> </text:span><text:span text:style-name="T7">e</text:span><text:span text:style-name="T11">.</text:span><text:span text:style-name="T8">g</text:span><text:span text:style-name="T7">. </text:span><text:span text:style-name="T8">n</text:span><text:span text:style-name="T7">e</text:span><text:span text:style-name="T8">w</text:span><text:span text:style-name="T7">s</text:span><text:span text:style-name="T8">pap</text:span><text:span text:style-name="T7">er</text:span><text:span text:style-name="T11"> </text:span><text:span text:style-name="T8">art</text:span><text:span text:style-name="T13">i</text:span><text:span text:style-name="T17">c</text:span><text:span text:style-name="T13">l</text:span><text:span text:style-name="T7">es, </text:span><text:span text:style-name="T13">l</text:span><text:span text:style-name="T17">o</text:span><text:span text:style-name="T8">ca</text:span><text:span text:style-name="T7">l </text:span><text:span text:style-name="T8">rad</text:span><text:span text:style-name="T13">i</text:span><text:span text:style-name="T7">o, </text:span><text:span text:style-name="T8">w</text:span><text:span text:style-name="T7">e</text:span><text:span text:style-name="T8">bpag</text:span><text:span text:style-name="T7">e,</text:span><text:span text:style-name="T11"> </text:span><text:span text:style-name="T8">pr</text:span><text:span text:style-name="T7">e</text:span><text:span text:style-name="T17">s</text:span><text:span text:style-name="T7">e</text:span><text:span text:style-name="T8">ntat</text:span><text:span text:style-name="T13">i</text:span><text:span text:style-name="T7">on </text:span><text:span text:style-name="T8">a</text:span><text:span text:style-name="T7">t</text:span><text:span text:style-name="T11"> </text:span><text:span text:style-name="T7">sc</text:span><text:span text:style-name="T8">h</text:span><text:span text:style-name="T7">oo</text:span><text:span text:style-name="T13">l</text:span><text:span text:style-name="T7">,</text:span><text:span text:style-name="T11"> </text:span><text:span text:style-name="T7">e</text:span><text:span text:style-name="T8">t</text:span><text:span text:style-name="T7">c.</text:span></text:p>
          </table:table-cell>
          <table:table-cell table:style-name="Tabelle4.B2" office:value-type="string">
            <text:p text:style-name="P6"><text:span text:style-name="T27">Just like at the German national CanSat competition we will have updates on our websites (</text:span><text:a xlink:type="simple" xlink:href="http://www.orbitall-berlin.de/"><text:span text:style-name="Internet_20_link"><text:span text:style-name="T27">www.orbitall-berlin.de</text:span></text:span></text:a><text:span text:style-name="Internet_20_link"><text:span text:style-name="T28"> </text:span></text:span><text:span text:style-name="Internet_20_link"><text:span text:style-name="T34">and</text:span></text:span><text:span text:style-name="Internet_20_link"><text:span text:style-name="T28"> <text:s/></text:span></text:span><text:a xlink:type="simple" xlink:href="http://www.spaceclub-berlin.de/"><text:span text:style-name="Internet_20_link"><text:span text:style-name="T27">www.spaceclub-berlin.de</text:span></text:span></text:a><text:span text:style-name="Internet_20_link"><text:span text:style-name="T34">) and on our spaceclub_berlin and Orbitall Facebook pages. Additional to that we have opened a YouTube channel and a Twitter page. Also we will issue several press releases. </text:span></text:span></text:p>
            <text:p text:style-name="P7"><text:s/></text:p>
          </table:table-cell>
        </table:table-row>
      </table:table>
      <text:p text:style-name="P3"/>
      <text:p text:style-name="P13"/>
      <text:p text:style-name="P35"/>
      <text:p text:style-name="P34"><text:span text:style-name="T1">Be</text:span>f<text:span text:style-name="T1">o</text:span>re<text:span text:style-name="T26"> s</text:span><text:span text:style-name="T47">u</text:span><text:span text:style-name="T1">bm</text:span><text:span text:style-name="T26">i</text:span>tt<text:span text:style-name="T25">i</text:span><text:span text:style-name="T47">n</text:span>g<text:span text:style-name="T26"> </text:span>y<text:span text:style-name="T1">o</text:span><text:span text:style-name="T47">u</text:span>r<text:span text:style-name="T1"> p</text:span>r<text:span text:style-name="T1">op</text:span><text:span text:style-name="T22">o</text:span><text:span text:style-name="T47">s</text:span><text:span text:style-name="T26">al</text:span>,<text:span text:style-name="T26"> </text:span><text:span text:style-name="T1">p</text:span><text:span text:style-name="T26">l</text:span><text:span text:style-name="T1">e</text:span><text:span text:style-name="T26">a</text:span><text:span text:style-name="T47">s</text:span>e<text:span text:style-name="T26"> </text:span><text:span text:style-name="T1">e</text:span><text:span text:style-name="T47">n</text:span><text:span text:style-name="T26">s</text:span><text:span text:style-name="T47">u</text:span>re<text:span text:style-name="T26"> </text:span><text:span text:style-name="T22">t</text:span><text:span text:style-name="T47">h</text:span><text:span text:style-name="T26">a</text:span>t<text:span text:style-name="T1"> </text:span>y<text:span text:style-name="T22">o</text:span>u <text:span text:style-name="T26">ha</text:span>ve<text:span text:style-name="T26"> </text:span>r<text:span text:style-name="T1">e</text:span><text:span text:style-name="T26">a</text:span>d<text:span text:style-name="T26"> </text:span><text:span text:style-name="T1">c</text:span><text:span text:style-name="T26">a</text:span>r<text:span text:style-name="T1">e</text:span>f<text:span text:style-name="T47">u</text:span><text:span text:style-name="T26">lly </text:span>t<text:span text:style-name="T47">h</text:span>e<text:span text:style-name="T26"> </text:span><text:span text:style-name="T1">compe</text:span>t<text:span text:style-name="T26">i</text:span>t<text:span text:style-name="T26">i</text:span><text:span text:style-name="T1">o</text:span>n<text:span text:style-name="T22"> </text:span>G<text:span text:style-name="T47">u</text:span><text:span text:style-name="T25">i</text:span><text:span text:style-name="T1">de</text:span><text:span text:style-name="T26">li</text:span><text:span text:style-name="T47">n</text:span><text:span text:style-name="T1">e</text:span>s <text:span text:style-name="T26">a</text:span>v<text:span text:style-name="T26">aila</text:span><text:span text:style-name="T1">b</text:span><text:span text:style-name="T26">l</text:span>e<text:span text:style-name="T26"> a</text:span>t <text:a xlink:type="simple" xlink:href="http://www.cansat.eu/"><text:span text:style-name="Internet_20_link">www.cansat.eu</text:span></text:a> <text:span text:style-name="T29">.</text:span><text:span text:style-name="T30"> Th</text:span><text:span text:style-name="T29">e</text:span><text:span text:style-name="T30"> </text:span><text:span text:style-name="T29">T</text:span><text:span text:style-name="T31">e</text:span><text:span text:style-name="T30">a</text:span><text:span text:style-name="T29">m</text:span><text:span text:style-name="T30"> </text:span><text:span text:style-name="T32">sh</text:span><text:span text:style-name="T33">o</text:span><text:span text:style-name="T32">u</text:span><text:span text:style-name="T30">l</text:span><text:span text:style-name="T29">d send an email with this completed form to </text:span><text:a xlink:type="simple" xlink:href="mailto:cansat@esa.int"><text:span text:style-name="Internet_20_link">cansat@esa.int</text:span></text:a><text:span text:style-name="T29"> </text:span><text:span text:style-name="T31">before </text:span><text:span text:style-name="T30">th</text:span><text:span text:style-name="T29">e</text:span><text:span text:style-name="T30"> deadlin</text:span><text:span text:style-name="T29">e</text:span><text:span text:style-name="T30"> o</text:span><text:span text:style-name="T29">f</text:span><text:span text:style-name="T31"> </text:span><text:span text:style-name="T48">Sunda</text:span><text:span text:style-name="T49">y</text:span><text:span text:style-name="T48"> </text:span><text:span text:style-name="T49">7 December </text:span><text:span text:style-name="T50"><text:s/></text:span><text:span text:style-name="T48">201</text:span><text:span text:style-name="T49">4</text:span><text:span text:style-name="T51"> </text:span><text:span text:style-name="T30">a</text:span><text:span text:style-name="T29">t</text:span><text:span text:style-name="T31"> </text:span><text:span text:style-name="T48">24.0</text:span><text:span text:style-name="T49">0</text:span><text:span text:style-name="T50"> </text:span><text:span text:style-name="T48">CET</text:span><text:span text:style-name="T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2" svg:font-family="Calibri, sans-serif"/>
    <style:font-face style:name="Mangal2" svg:font-family="Mangal"/>
    <style:font-face style:name="Theczyk 2010" svg:font-family="'Theczyk 2010'"/>
    <style:font-face style:name="TimesNewRomanPSMT" svg:font-family="TimesNewRomanPSMT" style:font-family-generic="roman"/>
    <style:font-face style:name="Calibri1" svg:font-family="Calibri" style:font-family-generic="swiss"/>
    <style:font-face style:name="Mangal1"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Calibri" fo:font-size="11pt" fo:language="en" fo:country="US" style:font-name-asian="Calibri" style:font-size-asian="11pt"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Theczyk 2010"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left="0.374cm" fo:margin-right="0cm" fo:margin-top="0.108cm" fo:margin-bottom="0cm" fo:text-indent="0cm" style:auto-text-indent="false"/>
      <style:text-properties style:font-name="Verdana" style:text-underline-style="solid" style:text-underline-width="auto" style:text-underline-color="font-color" fo:font-weight="bold" style:font-name-asian="Verdana" style:font-weight-asian="bold" style:font-name-complex="Verdana" style:font-weight-complex="bold"/>
    </style:style>
    <style:style style:name="List" style:family="paragraph" style:parent-style-name="Text_20_body" style:class="list">
      <style:text-properties style:font-name="Theczyk 2010"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Theczyk 2010" style:font-name-complex="Mangal1"/>
    </style:style>
    <style:style style:name="Beschriftung1" style:family="paragraph" style:parent-style-name="Standard">
      <style:paragraph-properties fo:margin-top="0.212cm" fo:margin-bottom="0.212cm" text:number-lines="false" text:line-number="0"/>
      <style:text-properties style:font-name="Theczyk 2010" fo:font-size="12pt" fo:font-style="italic" style:font-size-asian="12pt" style:font-style-asian="italic" style:font-name-complex="Mangal1" style:font-size-complex="12pt" style:font-style-complex="italic"/>
    </style:style>
    <style:style style:name="List_20_Paragraph" style:display-name="List Paragraph" style:family="paragraph" style:parent-style-name="Standard"/>
    <style:style style:name="Table_20_Paragraph" style:display-name="Table Paragraph"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atz-Standardschriftart"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5f_rpc_5f_u1" style:display-name="_rpc_u1" style:family="text" style:parent-style-name="Absatz-Standardschriftart"/>
    <style:style style:name="_5f_rpc_5f_91" style:display-name="_rpc_91"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353cm"/>
      <style:text-properties fo:font-size="10pt" fo:language="zxx" fo:country="none" style:font-size-asian="10pt" style:language-asian="zxx" style:country-asian="none" style:font-size-complex="10pt"/>
    </style:style>
    <style:style style:name="M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39cm" style:num-format="1" style:print-orientation="portrait" fo:margin-top="1.177cm" fo:margin-bottom="1.132cm" fo:margin-left="1.623cm" fo:margin-right="1.552cm"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457cm" fo:margin-left="0cm" fo:margin-right="0cm" fo:margin-bottom="2.358cm" style:dynamic-spacing="true"/>
      </style:header-style>
      <style:footer-style>
        <style:header-footer-properties fo:min-height="0.349cm" fo:margin-left="0cm" fo:margin-right="0cm" fo:margin-top="0.25cm" style:dynamic-spacing="true"/>
      </style:footer-style>
    </style:page-layout>
    <style:page-layout style:name="Mpm2">
      <style:page-layout-properties fo:page-width="21.001cm" fo:page-height="29.739cm" style:num-format="1" style:print-orientation="portrait" fo:margin-top="3.634cm" fo:margin-bottom="1.482cm" fo:margin-left="1.623cm" fo:margin-right="1.552cm"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afik2" text:anchor-type="char" svg:x="2.048cm" svg:y="1.177cm" svg:width="17.009cm" svg:height="2.484cm" draw:z-index="3"><draw:image xlink:href="Pictures/100000000000053B000000C3A05F4B2B.jpg" xlink:type="simple" xlink:show="embed" xlink:actuate="onLoad"/></draw:frame></text:p>
      </style:header>
      <style:footer>
        <text:p text:style-name="MP1"><draw:frame draw:style-name="Mfr1" draw:name="Grafik1" text:anchor-type="char" svg:x="16.399cm" svg:y="28.22cm" svg:width="2.655cm" svg:height="0.457cm" draw:z-index="7"><draw:image xlink:href="Pictures/100000000000009D0000001C3A6CF998.jpg" xlink:type="simple" xlink:show="embed" xlink:actuate="onLoad"/></draw:frame></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anSat document</dc:title>
    <meta:initial-creator>Cristina Stancu</meta:initial-creator>
    <meta:creation-date>2014-11-30T16:29:00</meta:creation-date>
    <dc:date>2014-12-03T21:06:18.30</dc:date>
    <meta:editing-cycles>33</meta:editing-cycles>
    <meta:generator>OpenOffice.org/3.3$Win32 OpenOffice.org_project/330m20$Build-9567</meta:generator>
    <meta:editing-duration>PT5H46M35S</meta:editing-duration>
    <meta:document-statistic meta:table-count="4" meta:image-count="2" meta:object-count="0" meta:page-count="4" meta:paragraph-count="69" meta:word-count="1220" meta:character-count="7542"/>
    <meta:user-defined meta:name="Created" meta:value-type="date">2013-10-29T01:00:00</meta:user-defined>
    <meta:user-defined meta:name="LastSaved" meta:value-type="date">2013-10-29T01:00:00</meta:user-defined>
  </office:meta>
</office:document-meta>
</file>